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font-variant="normal" fo:text-transform="none" fo:color="#000000" style:font-name="Times New Roman"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3" style:family="paragraph" style:parent-style-name="Text_20_body">
      <style:paragraph-properties fo:orphans="2" fo:widows="2"/>
    </style:style>
    <style:style style:name="P4" style:family="paragraph" style:parent-style-name="Preformatted_20_Text">
      <style:paragraph-properties fo:orphans="2" fo:widows="2"/>
      <style:text-properties fo:font-variant="normal" fo:text-transform="none" fo:color="#000000" style:font-name="Times New Roman" fo:letter-spacing="normal" fo:font-style="normal" fo:font-weight="normal"/>
    </style:style>
    <style:style style:name="P5" style:family="paragraph" style:parent-style-name="Preformatted_20_Text">
      <style:paragraph-properties fo:orphans="2" fo:widows="2"/>
      <style:text-properties fo:font-variant="normal" fo:text-transform="none" fo:color="#000000" fo:letter-spacing="normal"/>
    </style:style>
    <style:style style:name="P6" style:family="paragraph" style:parent-style-name="Preformatted_20_Text">
      <style:paragraph-properties fo:orphans="2" fo:widows="2"/>
    </style:style>
    <style:style style:name="P7" style:family="paragraph" style:parent-style-name="Preformatted_20_Text">
      <style:paragraph-properties fo:margin-left="1cm" fo:margin-right="0cm" fo:orphans="2" fo:widows="2" fo:text-indent="0cm" style:auto-text-indent="false"/>
      <style:text-properties fo:font-variant="normal" fo:text-transform="none" fo:color="#000000" style:font-name="Times New Roman" fo:letter-spacing="normal" fo:font-style="normal" fo:font-weight="normal"/>
    </style:style>
    <style:style style:name="P8" style:family="paragraph" style:parent-style-name="Preformatted_20_Text">
      <style:paragraph-properties fo:margin-left="1cm" fo:margin-right="0cm" fo:orphans="2" fo:widows="2" fo:text-indent="0cm" style:auto-text-indent="false"/>
      <style:text-properties fo:font-variant="normal" fo:text-transform="none" fo:color="#000000" fo:letter-spacing="normal"/>
    </style:style>
    <style:style style:name="P9" style:family="paragraph" style:parent-style-name="Preformatted_20_Text">
      <style:paragraph-properties fo:margin-left="1cm" fo:margin-right="0cm" fo:orphans="2" fo:widows="2" fo:text-indent="0cm" style:auto-text-indent="false"/>
    </style:style>
    <style:style style:name="P10"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style:font-name="Times New Roman" fo:letter-spacing="normal" fo:font-style="normal" fo:font-weight="normal"/>
    </style:style>
    <style:style style:name="P11"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fo:letter-spacing="normal"/>
    </style:style>
    <style:style style:name="P12" style:family="paragraph" style:parent-style-name="Preformatted_20_Text">
      <style:paragraph-properties fo:margin-top="0cm" fo:margin-bottom="0.499cm" fo:orphans="2" fo:widows="2"/>
      <style:text-properties fo:font-variant="normal" fo:text-transform="none" fo:color="#000000" style:font-name="Times New Roman" fo:letter-spacing="normal" fo:font-style="normal" fo:font-weight="normal"/>
    </style:style>
    <style:style style:name="P13" style:family="paragraph" style:parent-style-name="Preformatted_20_Text">
      <style:paragraph-properties fo:margin-top="0cm" fo:margin-bottom="0.499cm" fo:orphans="2" fo:widows="2"/>
      <style:text-properties fo:font-variant="normal" fo:text-transform="none" fo:color="#000000" fo:letter-spacing="normal"/>
    </style:style>
    <style:style style:name="P14" style:family="paragraph" style:parent-style-name="List_20_Contents" style:list-style-name="L1">
      <style:paragraph-properties fo:orphans="2" fo:widows="2"/>
      <style:text-properties fo:font-variant="normal" fo:text-transform="none" fo:color="#000000" style:font-name="Times New Roman" fo:letter-spacing="normal" fo:font-style="normal" fo:font-weight="normal"/>
    </style:style>
    <style:style style:name="P15" style:family="paragraph" style:parent-style-name="List_20_Contents">
      <style:paragraph-properties fo:orphans="2" fo:widows="2"/>
    </style:style>
    <style:style style:name="P16" style:family="paragraph" style:parent-style-name="List_20_Contents">
      <style:paragraph-properties fo:margin-top="0cm" fo:margin-bottom="0.499cm" fo:orphans="2" fo:widows="2"/>
      <style:text-properties fo:font-variant="normal" fo:text-transform="none" fo:color="#000000" style:font-name="Times New Roman" fo:letter-spacing="normal" fo:font-style="normal" fo:font-weight="normal"/>
    </style:style>
    <style:style style:name="P17" style:family="paragraph" style:parent-style-name="List_20_Contents" style:list-style-name="L1">
      <style:paragraph-properties fo:margin-top="0cm" fo:margin-bottom="0.499cm" fo:orphans="2" fo:widows="2"/>
      <style:text-properties fo:font-variant="normal" fo:text-transform="none" fo:color="#000000" style:font-name="Times New Roman" fo:letter-spacing="normal" fo:font-style="normal" fo:font-weight="normal"/>
    </style:style>
    <style:style style:name="P18" style:family="paragraph" style:parent-style-name="List_20_Contents">
      <style:paragraph-properties fo:margin-top="0cm" fo:margin-bottom="0.499cm" fo:orphans="2" fo:widows="2"/>
      <style:text-properties fo:font-variant="normal" fo:text-transform="none" fo:color="#000000" fo:letter-spacing="normal"/>
    </style:style>
    <style:style style:name="P19" style:family="paragraph" style:parent-style-name="List_20_Contents">
      <style:paragraph-properties fo:margin-top="0cm" fo:margin-bottom="0.499cm" fo:orphans="2" fo:widows="2"/>
    </style:style>
    <style:style style:name="P20" style:family="paragraph" style:parent-style-name="List_20_Heading">
      <style:paragraph-properties fo:orphans="2" fo:widows="2"/>
    </style:style>
    <style:style style:name="P21" style:family="paragraph" style:parent-style-name="List_20_Heading">
      <style:paragraph-properties fo:margin-top="0cm" fo:margin-bottom="0.499cm" fo:orphans="2" fo:widows="2"/>
    </style:style>
    <style:style style:name="P22" style:family="paragraph" style:parent-style-name="Heading_20_2">
      <style:paragraph-properties fo:orphans="2" fo:widows="2"/>
      <style:text-properties fo:font-variant="normal" fo:text-transform="none" fo:color="#000000" style:font-name="Times New Roman" fo:letter-spacing="normal" fo:font-style="normal" fo:font-weight="normal"/>
    </style:style>
    <style:style style:name="T1" style:family="text">
      <style:text-properties style:font-name="Times New Roman" fo:font-style="normal" fo:font-weight="normal"/>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italic" fo:font-weight="normal"/>
    </style:style>
    <style:style style:name="T4" style:family="text">
      <style:text-properties fo:font-variant="normal" fo:text-transform="none" fo:color="#000000" style:text-position="-33% 80%" style:font-name="Times New Roman" fo:letter-spacing="normal" fo:font-style="normal" fo:font-weight="normal"/>
    </style:style>
    <style:style style:name="T5" style:family="text">
      <style:text-properties fo:font-variant="normal" fo:text-transform="none" fo:color="#000000" style:text-position="33% 80%" style:font-name="Times New Roman" fo:letter-spacing="normal" fo:font-style="italic" fo:font-weight="normal"/>
    </style:style>
    <style:style style:name="T6" style:family="text">
      <style:text-properties fo:font-variant="normal" fo:text-transform="none" fo:color="#000000" style:text-position="33% 80%" style:font-name="Times New Roman" fo:letter-spacing="normal" fo:font-style="normal" fo:font-weight="normal"/>
    </style:style>
    <style:style style:name="T7" style:family="text">
      <style:text-properties fo:font-style="italic"/>
    </style:style>
    <style:style style:name="T8" style:family="text">
      <style:text-properties style:text-position="-33% 80%"/>
    </style:style>
    <style:style style:name="T9" style:family="text">
      <style:text-properties style:text-position="33% 80%"/>
    </style:style>
    <style:style style:name="T10" style:family="text">
      <style:text-properties style:text-position="33% 80%" fo:font-style="italic"/>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99: Ninety-Nine Scala Problems</text:h>
      <text:p text:style-name="P3"><text:span text:style-name="T2">These are an adaptation of the </text:span><text:a xlink:type="simple" xlink:href="https://prof.ti.bfh.ch/hew1/informatik3/prolog/p-99/">Ninety-Nine Prolog Problems</text:a><text:span text:style-name="T2"> written by Werner Hett at the Berne University of Applied Sciences in Berne, Switzerland. I (</text:span><text:a xlink:type="simple" xlink:href="http://aperiodic.net/phil/">Phil Gold</text:a><text:span text:style-name="T2">) have altered them to be more amenable to programming in Scala. </text:span><text:a xlink:type="simple" xlink:href="mailto:phil_g@pobox.com">Feedback is appreciated</text:a><text:span text:style-name="T2">, particularly on anything marked TODO.</text:span></text:p>
      <text:p text:style-name="P2">The problems have different levels of difficulty. Those marked with a single asterisk (*) are easy. If you have successfully solved the preceeding problems you should be able to solve them within a few (say 15) minutes. Problems marked with two asterisks (**) are of intermediate difficulty. If you are a skilled Scala programmer it shouldn't take you more than 30-90 minutes to solve them. Problems marked with three asterisks (***) are more difficult. You may need more time (i.e. a few hours or more) to find a good solution. The difficulties were all assigned for the Prolog problems, but the Scala versions seem to be of roughly similar difficulty.</text:p>
      <text:p text:style-name="P2">Your goal should be to find the most elegant solution of the given problems. Efficiency is important, but clarity is even more crucial. Some of the (easy) problems can be trivially solved using built-in functions. However, in these cases, you learn more if you try to find your own solution.</text:p>
      <text:p text:style-name="P2">Solutions are available by clicking on the link at the beginning of the problem description.</text:p>
      <text:p text:style-name="P3"><text:span text:style-name="T2">[I don't have example solutions to all of the problems yet. I'm working on getting them all done, but in the meantime, contributed solutions, particularly from seasoned Scala programmers would be appreciated. If you feel a particular problem can be solved in a better manner than I did, please let me know that, too. &lt;</text:span><text:a xlink:type="simple" xlink:href="mailto:phil_g@pobox.com">PMG</text:a><text:span text:style-name="T2">&gt;]</text:span></text:p>
      <text:h text:style-name="P22" text:outline-level="2"><text:bookmark text:name="lists"/>Working with lists</text:h>
      <text:p text:style-name="P3"><text:span text:style-name="T2">In Scala, lists are objects of type </text:span><text:span text:style-name="Source_20_Text"><text:span text:style-name="T2">List[A]</text:span></text:span><text:span text:style-name="T2">, where </text:span><text:span text:style-name="T3">A</text:span><text:span text:style-name="T2"> can be any type. Lists are effective for many recursive algorithms, because it's easy to add elements to the head of a list, and to get the tail of the list, which is everything but the first element.</text:span></text:p>
      <text:p text:style-name="P3"><text:span text:style-name="T2">The solutions to the problems in this section will be in objects named after the problems (P01, P02, etc.). You can compile the source files with </text:span><text:span text:style-name="Source_20_Text"><text:span text:style-name="T2">scalac</text:span></text:span><text:span text:style-name="T2"> and thereafter use </text:span><text:span text:style-name="Source_20_Text"><text:span text:style-name="T2">import</text:span></text:span><text:span text:style-name="T2"> to bring the functions into scope. Some of the problems can be solved easily by using imported solutions to previous problems.</text:span></text:p>
      <text:p text:style-name="P2">In many cases, there's more than one reasonable approach. The files linked here may include multiple solutions, with all but one commented out. They'll also indicate whether there's a builtin method in Scala that accomplishes the task.</text:p>
      <text:p text:style-name="P20"><text:bookmark text:name="p01"/><text:a xlink:type="simple" xlink:href="http://aperiodic.net/phil/scala/s-99/p01.scala"><text:span text:style-name="Strong_20_Emphasis">P01</text:span></text:a><text:span text:style-name="Strong_20_Emphasis"><text:span text:style-name="T2"> (*) Find the last element of a list.</text:span></text:span></text:p>
      <text:p text:style-name="P16">Example:</text:p>
      <text:p text:style-name="P7">scala&gt; last(List(1, 1, 2, 3, 5, 8))</text:p>
      <text:p text:style-name="P10">res0: Int = 8</text:p>
      <text:p text:style-name="P20"><text:bookmark text:name="p02"/><text:a xlink:type="simple" xlink:href="http://aperiodic.net/phil/scala/s-99/p02.scala"><text:span text:style-name="Strong_20_Emphasis">P02</text:span></text:a><text:span text:style-name="Strong_20_Emphasis"><text:span text:style-name="T2"> (*) Find the last but one element of a list.</text:span></text:span></text:p>
      <text:p text:style-name="P16">Example:</text:p>
      <text:p text:style-name="P7">scala&gt; penultimate(List(1, 1, 2, 3, 5, 8))</text:p>
      <text:p text:style-name="P10">res0: Int = 5</text:p>
      <text:p text:style-name="P20"><text:bookmark text:name="p03"/><text:a xlink:type="simple" xlink:href="http://aperiodic.net/phil/scala/s-99/p03.scala"><text:span text:style-name="Strong_20_Emphasis">P03</text:span></text:a><text:span text:style-name="Strong_20_Emphasis"><text:span text:style-name="T2"> (*) Find the </text:span></text:span><text:span text:style-name="Strong_20_Emphasis"><text:span text:style-name="T3">K</text:span></text:span><text:span text:style-name="Strong_20_Emphasis"><text:span text:style-name="T2">th element of a list.</text:span></text:span></text:p>
      <text:p text:style-name="P16">By convention, the first element in the list is element 0.</text:p>
      <text:p text:style-name="P16">Example:</text:p>
      <text:p text:style-name="P7">scala&gt; nth(2, List(1, 1, 2, 3, 5, 8))</text:p>
      <text:p text:style-name="P10">res0: Int = 2</text:p>
      <text:p text:style-name="P20"><text:bookmark text:name="p04"/><text:a xlink:type="simple" xlink:href="http://aperiodic.net/phil/scala/s-99/p04.scala"><text:span text:style-name="Strong_20_Emphasis">P04</text:span></text:a><text:span text:style-name="Strong_20_Emphasis"><text:span text:style-name="T2"> (*) Find the number of elements of a list.</text:span></text:span></text:p>
      <text:p text:style-name="P16">Example:</text:p>
      <text:p text:style-name="P7">scala&gt; length(List(1, 1, 2, 3, 5, 8))</text:p>
      <text:p text:style-name="P10">res0: Int = 6</text:p>
      <text:p text:style-name="P20"><text:bookmark text:name="p05"/><text:a xlink:type="simple" xlink:href="http://aperiodic.net/phil/scala/s-99/p05.scala"><text:span text:style-name="Strong_20_Emphasis">P05</text:span></text:a><text:span text:style-name="Strong_20_Emphasis"><text:span text:style-name="T2"> (*) Reverse a list.</text:span></text:span></text:p>
      <text:p text:style-name="P16">Example:</text:p>
      <text:p text:style-name="P7">scala&gt; reverse(List(1, 1, 2, 3, 5, 8))</text:p>
      <text:p text:style-name="P10">res0: List[Int] = List(8, 5, 3, 2, 1, 1)</text:p>
      <text:p text:style-name="P20"><text:bookmark text:name="p06"/><text:a xlink:type="simple" xlink:href="http://aperiodic.net/phil/scala/s-99/p06.scala"><text:span text:style-name="Strong_20_Emphasis">P06</text:span></text:a><text:span text:style-name="Strong_20_Emphasis"><text:span text:style-name="T2"> (*) Find out whether a list is a palindrome.</text:span></text:span></text:p>
      <text:p text:style-name="P16">Example:</text:p>
      <text:p text:style-name="P7">scala&gt; isPalindrome(List(1, 2, 3, 2, 1))</text:p>
      <text:p text:style-name="P10">res0: Boolean = true</text:p>
      <text:p text:style-name="P20"><text:bookmark text:name="p07"/><text:a xlink:type="simple" xlink:href="http://aperiodic.net/phil/scala/s-99/p07.scala"><text:span text:style-name="Strong_20_Emphasis">P07</text:span></text:a><text:span text:style-name="Strong_20_Emphasis"><text:span text:style-name="T2"> (**) Flatten a nested list structure.</text:span></text:span></text:p>
      <text:p text:style-name="P16">Example:</text:p>
      <text:p text:style-name="P7">scala&gt; flatten(List(List(1, 1), 2, List(3, List(5, 8))))</text:p>
      <text:p text:style-name="P10">res0: List[Any] = List(1, 1, 2, 3, 5, 8)</text:p>
      <text:p text:style-name="P20"><text:bookmark text:name="p08"/><text:a xlink:type="simple" xlink:href="http://aperiodic.net/phil/scala/s-99/p08.scala"><text:span text:style-name="Strong_20_Emphasis">P08</text:span></text:a><text:span text:style-name="Strong_20_Emphasis"><text:span text:style-name="T2"> (**) Eliminate consecutive duplicates of list elements.</text:span></text:span></text:p>
      <text:p text:style-name="P16">If a list contains repeated elements they should be replaced with a single copy of the element. The order of the elements should not be changed.</text:p>
      <text:p text:style-name="P16">Example:</text:p>
      <text:p text:style-name="P7">scala&gt; compress(List('a, 'a, 'a, 'a, 'b, 'c, 'c, 'a, 'a, 'd, 'e, 'e, 'e, 'e))</text:p>
      <text:p text:style-name="P10">res0: List[Symbol] = List('a, 'b, 'c, 'a, 'd, 'e)</text:p>
      <text:p text:style-name="P20"><text:bookmark text:name="p09"/><text:a xlink:type="simple" xlink:href="http://aperiodic.net/phil/scala/s-99/p09.scala"><text:span text:style-name="Strong_20_Emphasis">P09</text:span></text:a><text:span text:style-name="Strong_20_Emphasis"><text:span text:style-name="T2"> (**) Pack consecutive duplicates of list elements into sublists.</text:span></text:span></text:p>
      <text:p text:style-name="P16">If a list contains repeated elements they should be placed in separate sublists.</text:p>
      <text:p text:style-name="P16">Example:</text:p>
      <text:p text:style-name="P7">scala&gt; pack(List('a, 'a, 'a, 'a, 'b, 'c, 'c, 'a, 'a, 'd, 'e, 'e, 'e, 'e))</text:p>
      <text:p text:style-name="P10">res0: List[List[Symbol]] = List(List('a, 'a, 'a, 'a), List('b), List('c, 'c), List('a, 'a), List('d), List('e, 'e, 'e, 'e))</text:p>
      <text:p text:style-name="P20"><text:bookmark text:name="p10"/><text:a xlink:type="simple" xlink:href="http://aperiodic.net/phil/scala/s-99/p10.scala"><text:span text:style-name="Strong_20_Emphasis">P10</text:span></text:a><text:span text:style-name="Strong_20_Emphasis"><text:span text:style-name="T2"> (*) Run-length encoding of a list.</text:span></text:span></text:p>
      <text:p text:style-name="P19"><text:span text:style-name="T2">Use the result of problem </text:span><text:a xlink:type="simple" xlink:href="http://aperiodic.net/phil/scala/s-99/#p09">P09</text:a><text:span text:style-name="T2"> to implement the so-called run-length encoding data compression method. Consecutive duplicates of elements are encoded as tuples </text:span><text:span text:style-name="Source_20_Text"><text:span text:style-name="T2">(N, E)</text:span></text:span><text:span text:style-name="T2"> where </text:span><text:span text:style-name="T3">N</text:span><text:span text:style-name="T2"> is the number of duplicates of the element </text:span><text:span text:style-name="T3">E</text:span><text:span text:style-name="T2">.</text:span></text:p>
      <text:p text:style-name="P16">Example:</text:p>
      <text:p text:style-name="P7">scala&gt; encode(List('a, 'a, 'a, 'a, 'b, 'c, 'c, 'a, 'a, 'd, 'e, 'e, 'e, 'e))</text:p>
      <text:p text:style-name="P10">res0: List[(Int, Symbol)] = List((4,'a), (1,'b), (2,'c), (2,'a), (1,'d), (4,'e))</text:p>
      <text:p text:style-name="P20"><text:bookmark text:name="p11"/><text:a xlink:type="simple" xlink:href="http://aperiodic.net/phil/scala/s-99/p11.scala"><text:span text:style-name="Strong_20_Emphasis">P11</text:span></text:a><text:span text:style-name="Strong_20_Emphasis"><text:span text:style-name="T2"> (*) Modified run-length encoding.</text:span></text:span></text:p>
      <text:p text:style-name="P19"><text:span text:style-name="T2">Modify the result of problem </text:span><text:a xlink:type="simple" xlink:href="http://aperiodic.net/phil/scala/s-99/#p10">P10</text:a><text:span text:style-name="T2"> in such a way that if an element has no duplicates it is simply copied into the result list. Only elements with duplicates are transferred as </text:span><text:span text:style-name="Source_20_Text"><text:span text:style-name="T2">(N, E)</text:span></text:span><text:span text:style-name="T2"> terms.</text:span></text:p>
      <text:p text:style-name="P16">Example:</text:p>
      <text:p text:style-name="P7">scala&gt; encodeModified(List('a, 'a, 'a, 'a, 'b, 'c, 'c, 'a, 'a, 'd, 'e, 'e, 'e, 'e))</text:p>
      <text:p text:style-name="P10">res0: List[Any] = List((4,'a), 'b, (2,'c), (2,'a), 'd, (4,'e))</text:p>
      <text:p text:style-name="P20"><text:bookmark text:name="p12"/><text:a xlink:type="simple" xlink:href="http://aperiodic.net/phil/scala/s-99/p12.scala"><text:span text:style-name="Strong_20_Emphasis">P12</text:span></text:a><text:span text:style-name="Strong_20_Emphasis"><text:span text:style-name="T2"> (**) Decode a run-length encoded list.</text:span></text:span></text:p>
      <text:p text:style-name="P19"><text:span text:style-name="T2">Given a run-length code list generated as specified in problem </text:span><text:a xlink:type="simple" xlink:href="http://aperiodic.net/phil/scala/s-99/#p10">P10</text:a><text:span text:style-name="T2">, construct its uncompressed version.</text:span></text:p>
      <text:p text:style-name="P16">Example:</text:p>
      <text:p text:style-name="P7">scala&gt; decode(List((4, 'a), (1, 'b), (2, 'c), (2, 'a), (1, 'd), (4, 'e)))</text:p>
      <text:p text:style-name="P10">res0: List[Symbol] = List('a, 'a, 'a, 'a, 'b, 'c, 'c, 'a, 'a, 'd, 'e, 'e, 'e, 'e)</text:p>
      <text:p text:style-name="P20"><text:bookmark text:name="p13"/><text:a xlink:type="simple" xlink:href="http://aperiodic.net/phil/scala/s-99/p13.scala"><text:span text:style-name="Strong_20_Emphasis">P13</text:span></text:a><text:span text:style-name="Strong_20_Emphasis"><text:span text:style-name="T2"> (**) Run-length encoding of a list (direct solution).</text:span></text:span></text:p>
      <text:p text:style-name="P19"><text:span text:style-name="T2">Implement the so-called run-length encoding data compression method directly. I.e. don't use other methods you've written (like </text:span><text:a xlink:type="simple" xlink:href="http://aperiodic.net/phil/scala/s-99/#p09">P09</text:a><text:span text:style-name="T2">'s </text:span><text:span text:style-name="Source_20_Text"><text:span text:style-name="T2">pack</text:span></text:span><text:span text:style-name="T2">); do all the work directly.</text:span></text:p>
      <text:p text:style-name="P16">Example:</text:p>
      <text:p text:style-name="P7">scala&gt; encodeDirect(List('a, 'a, 'a, 'a, 'b, 'c, 'c, 'a, 'a, 'd, 'e, 'e, 'e, 'e))</text:p>
      <text:p text:style-name="P10">res0: List[(Int, Symbol)] = List((4,'a), (1,'b), (2,'c), (2,'a), (1,'d), (4,'e))</text:p>
      <text:p text:style-name="P20"><text:bookmark text:name="p14"/><text:a xlink:type="simple" xlink:href="http://aperiodic.net/phil/scala/s-99/p14.scala"><text:span text:style-name="Strong_20_Emphasis">P14</text:span></text:a><text:span text:style-name="Strong_20_Emphasis"><text:span text:style-name="T2"> (*) Duplicate the elements of a list.</text:span></text:span></text:p>
      <text:p text:style-name="P16">Example:</text:p>
      <text:p text:style-name="P7">scala&gt; duplicate(List('a, 'b, 'c, 'c, 'd))</text:p>
      <text:p text:style-name="P10">res0: List[Symbol] = List('a, 'a, 'b, 'b, 'c, 'c, 'c, 'c, 'd, 'd)</text:p>
      <text:p text:style-name="P20"><text:bookmark text:name="p15"/><text:a xlink:type="simple" xlink:href="http://aperiodic.net/phil/scala/s-99/p15.scala"><text:span text:style-name="Strong_20_Emphasis">P15</text:span></text:a><text:span text:style-name="Strong_20_Emphasis"><text:span text:style-name="T2"> (**) Duplicate the elements of a list a given number of times.</text:span></text:span></text:p>
      <text:p text:style-name="P16">Example:</text:p>
      <text:p text:style-name="P7">scala&gt; duplicateN(3, List('a, 'b, 'c, 'c, 'd))</text:p>
      <text:p text:style-name="P10">res0: List[Symbol] = List('a, 'a, 'a, 'b, 'b, 'b, 'c, 'c, 'c, 'c, 'c, 'c, 'd, 'd, 'd)</text:p>
      <text:p text:style-name="P20"><text:bookmark text:name="p16"/><text:a xlink:type="simple" xlink:href="http://aperiodic.net/phil/scala/s-99/p16.scala"><text:span text:style-name="Strong_20_Emphasis">P16</text:span></text:a><text:span text:style-name="Strong_20_Emphasis"><text:span text:style-name="T2"> (**) Drop every </text:span></text:span><text:span text:style-name="Strong_20_Emphasis"><text:span text:style-name="T3">N</text:span></text:span><text:span text:style-name="Strong_20_Emphasis"><text:span text:style-name="T2">th element from a list.</text:span></text:span></text:p>
      <text:p text:style-name="P16">Example:</text:p>
      <text:p text:style-name="P7">scala&gt; drop(3, List('a, 'b, 'c, 'd, 'e, 'f, 'g, 'h, 'i, 'j, 'k))</text:p>
      <text:p text:style-name="P10">res0: List[Symbol] = List('a, 'b, 'd, 'e, 'g, 'h, 'j, 'k)</text:p>
      <text:p text:style-name="P20"><text:bookmark text:name="p17"/><text:a xlink:type="simple" xlink:href="http://aperiodic.net/phil/scala/s-99/p17.scala"><text:span text:style-name="Strong_20_Emphasis">P17</text:span></text:a><text:span text:style-name="Strong_20_Emphasis"><text:span text:style-name="T2"> (*) Split a list into two parts.</text:span></text:span></text:p>
      <text:p text:style-name="P16">The length of the first part is given. Use a Tuple for your result.</text:p>
      <text:p text:style-name="P16">Example:</text:p>
      <text:p text:style-name="P7">scala&gt; split(3, List('a, 'b, 'c, 'd, 'e, 'f, 'g, 'h, 'i, 'j, 'k))</text:p>
      <text:p text:style-name="P10">res0: (List[Symbol], List[Symbol]) = (List('a, 'b, 'c),List('d, 'e, 'f, 'g, 'h, 'i, 'j, 'k))</text:p>
      <text:p text:style-name="P20"><text:bookmark text:name="p18"/><text:a xlink:type="simple" xlink:href="http://aperiodic.net/phil/scala/s-99/p18.scala"><text:span text:style-name="Strong_20_Emphasis">P18</text:span></text:a><text:span text:style-name="Strong_20_Emphasis"><text:span text:style-name="T2"> (**) Extract a slice from a list.</text:span></text:span></text:p>
      <text:p text:style-name="P16">Given two indices, <text:span text:style-name="T7">I</text:span> and <text:span text:style-name="T7">K</text:span>, the slice is the list containing the elements from and including the <text:span text:style-name="T7">I</text:span>th element up to but not including the <text:span text:style-name="T7">K</text:span>th element of the original list. Start counting the elements with 0.</text:p>
      <text:p text:style-name="P16">Example:</text:p>
      <text:p text:style-name="P7">scala&gt; slice(3, 7, List('a, 'b, 'c, 'd, 'e, 'f, 'g, 'h, 'i, 'j, 'k))</text:p>
      <text:p text:style-name="P10">res0: List[Symbol] = List('d, 'e, 'f, 'g)</text:p>
      <text:p text:style-name="P20"><text:bookmark text:name="p19"/><text:a xlink:type="simple" xlink:href="http://aperiodic.net/phil/scala/s-99/p19.scala"><text:span text:style-name="Strong_20_Emphasis">P19</text:span></text:a><text:span text:style-name="Strong_20_Emphasis"><text:span text:style-name="T2"> (**) Rotate a list </text:span></text:span><text:span text:style-name="Strong_20_Emphasis"><text:span text:style-name="T3">N</text:span></text:span><text:span text:style-name="Strong_20_Emphasis"><text:span text:style-name="T2"> places to the left.</text:span></text:span></text:p>
      <text:p text:style-name="P16">Examples:</text:p>
      <text:p text:style-name="P7">scala&gt; rotate(3, List('a, 'b, 'c, 'd, 'e, 'f, 'g, 'h, 'i, 'j, 'k))</text:p>
      <text:p text:style-name="P7">res0: List[Symbol] = List('d, 'e, 'f, 'g, 'h, 'i, 'j, 'k, 'a, 'b, 'c)</text:p>
      <text:p text:style-name="P9"/>
      <text:p text:style-name="P7">scala&gt; rotate(-2, List('a, 'b, 'c, 'd, 'e, 'f, 'g, 'h, 'i, 'j, 'k))</text:p>
      <text:p text:style-name="P10">res1: List[Symbol] = List('j, 'k, 'a, 'b, 'c, 'd, 'e, 'f, 'g, 'h, 'i)</text:p>
      <text:p text:style-name="P20"><text:bookmark text:name="p20"/><text:a xlink:type="simple" xlink:href="http://aperiodic.net/phil/scala/s-99/p20.scala"><text:span text:style-name="Strong_20_Emphasis">P20</text:span></text:a><text:span text:style-name="Strong_20_Emphasis"><text:span text:style-name="T2"> (*) Remove the </text:span></text:span><text:span text:style-name="Strong_20_Emphasis"><text:span text:style-name="T3">K</text:span></text:span><text:span text:style-name="Strong_20_Emphasis"><text:span text:style-name="T2">th element from a list.</text:span></text:span></text:p>
      <text:p text:style-name="P16">Return the list and the removed element in a Tuple. Elements are numbered from 0.</text:p>
      <text:p text:style-name="P16">Example:</text:p>
      <text:p text:style-name="P7">scala&gt; removeAt(1, List('a, 'b, 'c, 'd))</text:p>
      <text:p text:style-name="P10">res0: (List[Symbol], Symbol) = (List('a, 'c, 'd),'b)</text:p>
      <text:p text:style-name="P20"><text:bookmark text:name="p21"/><text:a xlink:type="simple" xlink:href="http://aperiodic.net/phil/scala/s-99/p21.scala"><text:span text:style-name="Strong_20_Emphasis">P21</text:span></text:a><text:span text:style-name="Strong_20_Emphasis"><text:span text:style-name="T2"> (*) Insert an element at a given position into a list.</text:span></text:span></text:p>
      <text:p text:style-name="P16">Example:</text:p>
      <text:p text:style-name="P7">scala&gt; insertAt('new, 1, List('a, 'b, 'c, 'd))</text:p>
      <text:p text:style-name="P10">res0: List[Symbol] = List('a, 'new, 'b, 'c, 'd)</text:p>
      <text:p text:style-name="P20"><text:bookmark text:name="p22"/><text:a xlink:type="simple" xlink:href="http://aperiodic.net/phil/scala/s-99/p22.scala"><text:span text:style-name="Strong_20_Emphasis">P22</text:span></text:a><text:span text:style-name="Strong_20_Emphasis"><text:span text:style-name="T2"> (*) Create a list containing all integers within a given range.</text:span></text:span></text:p>
      <text:p text:style-name="P16">Example:</text:p>
      <text:p text:style-name="P7">scala&gt; range(4, 9)</text:p>
      <text:p text:style-name="P10">res0: List[Int] = List(4, 5, 6, 7, 8, 9)</text:p>
      <text:p text:style-name="P20"><text:bookmark text:name="p23"/><text:a xlink:type="simple" xlink:href="http://aperiodic.net/phil/scala/s-99/p23.scala"><text:span text:style-name="Strong_20_Emphasis">P23</text:span></text:a><text:span text:style-name="Strong_20_Emphasis"><text:span text:style-name="T2"> (**) Extract a given number of randomly selected elements from a list.</text:span></text:span></text:p>
      <text:p text:style-name="P16">Example:</text:p>
      <text:p text:style-name="P7">scala&gt; randomSelect(3, List('a, 'b, 'c, 'd, 'f, 'g, 'h))</text:p>
      <text:p text:style-name="P10">res0: List[Symbol] = List('e, 'd, 'a)</text:p>
      <text:p text:style-name="P19"><text:span text:style-name="T2">Hint: Use the solution to problem </text:span><text:a xlink:type="simple" xlink:href="http://aperiodic.net/phil/scala/s-99/#p20">P20</text:a></text:p>
      <text:p text:style-name="P20"><text:bookmark text:name="p24"/><text:a xlink:type="simple" xlink:href="http://aperiodic.net/phil/scala/s-99/p24.scala"><text:span text:style-name="Strong_20_Emphasis">P24</text:span></text:a><text:span text:style-name="Strong_20_Emphasis"><text:span text:style-name="T2"> (*) Lotto: Draw </text:span></text:span><text:span text:style-name="Strong_20_Emphasis"><text:span text:style-name="T3">N</text:span></text:span><text:span text:style-name="Strong_20_Emphasis"><text:span text:style-name="T2"> different random numbers from the set 1..</text:span></text:span><text:span text:style-name="Strong_20_Emphasis"><text:span text:style-name="T3">M</text:span></text:span><text:span text:style-name="Strong_20_Emphasis"><text:span text:style-name="T2">.</text:span></text:span></text:p>
      <text:p text:style-name="P16">Example:</text:p>
      <text:p text:style-name="P7">scala&gt; lotto(6, 49)</text:p>
      <text:p text:style-name="P10">res0: List[Int] = List(23, 1, 17, 33, 21, 37)</text:p>
      <text:p text:style-name="P20"><text:bookmark text:name="p25"/><text:a xlink:type="simple" xlink:href="http://aperiodic.net/phil/scala/s-99/p25.scala"><text:span text:style-name="Strong_20_Emphasis">P25</text:span></text:a><text:span text:style-name="Strong_20_Emphasis"><text:span text:style-name="T2"> (*) Generate a random permutation of the elements of a list.</text:span></text:span></text:p>
      <text:p text:style-name="P19"><text:span text:style-name="T2">Hint: Use the solution of problem </text:span><text:a xlink:type="simple" xlink:href="http://aperiodic.net/phil/scala/s-99/#p23">P23</text:a><text:span text:style-name="T2">.</text:span></text:p>
      <text:p text:style-name="P16">Example:</text:p>
      <text:p text:style-name="P7">scala&gt; randomPermute(List('a, 'b, 'c, 'd, 'e, 'f))</text:p>
      <text:p text:style-name="P10">res0: List[Symbol] = List('b, 'a, 'd, 'c, 'e, 'f)</text:p>
      <text:p text:style-name="P20"><text:bookmark text:name="p26"/><text:a xlink:type="simple" xlink:href="http://aperiodic.net/phil/scala/s-99/p26.scala"><text:span text:style-name="Strong_20_Emphasis">P26</text:span></text:a><text:span text:style-name="Strong_20_Emphasis"><text:span text:style-name="T2"> (**) Generate the combinations of </text:span></text:span><text:span text:style-name="Strong_20_Emphasis"><text:span text:style-name="T3">K</text:span></text:span><text:span text:style-name="Strong_20_Emphasis"><text:span text:style-name="T2"> distinct objects chosen from the </text:span></text:span><text:span text:style-name="Strong_20_Emphasis"><text:span text:style-name="T3">N</text:span></text:span><text:span text:style-name="Strong_20_Emphasis"><text:span text:style-name="T2"> elements of a list.</text:span></text:span></text:p>
      <text:p text:style-name="P19"><text:span text:style-name="T2">In how many ways can a committee of 3 be chosen from a group of 12 people? We all know that there are </text:span><text:span text:style-name="Source_20_Text"><text:span text:style-name="T2">C(12,3) = 220</text:span></text:span><text:span text:style-name="T2"> possibilities (</text:span><text:span text:style-name="Source_20_Text"><text:span text:style-name="T2">C(N,K)</text:span></text:span><text:span text:style-name="T2"> denotes the well-known binomial coefficient). For pure mathematicians, this result may be great. But we want to really generate all the possibilities.</text:span></text:p>
      <text:p text:style-name="P16">Example:</text:p>
      <text:p text:style-name="P7">scala&gt; combinations(3, List('a, 'b, 'c, 'd, 'e, 'f))</text:p>
      <text:p text:style-name="P10">res0: List[List[Symbol]] = List(List('a, 'b, 'c), List('a, 'b, 'd), List('a, 'b, 'e), ...</text:p>
      <text:p text:style-name="P20"><text:bookmark text:name="p27"/><text:a xlink:type="simple" xlink:href="http://aperiodic.net/phil/scala/s-99/p27.scala"><text:span text:style-name="Strong_20_Emphasis">P27</text:span></text:a><text:span text:style-name="Strong_20_Emphasis"><text:span text:style-name="T2"> (**) Group the elements of a set into disjoint subsets.</text:span></text:span></text:p>
      <text:p text:style-name="P16">a) In how many ways can a group of 9 people work in 3 disjoint subgroups of 2, 3 and 4 persons? Write a function that generates all the possibilities.</text:p>
      <text:p text:style-name="P16">Example:</text:p>
      <text:p text:style-name="P7">scala&gt; group3(List("Aldo", "Beat", "Carla", "David", "Evi", "Flip", "Gary", "Hugo", "Ida"))</text:p>
      <text:p text:style-name="P10">res0: List[List[List[String]]] = List(List(List(Aldo, Beat), List(Carla, David, Evi), List(Flip, Gary, Hugo, Ida)), ...</text:p>
      <text:p text:style-name="P16">b) Generalize the above predicate in a way that we can specify a list of group sizes and the predicate will return a list of groups.</text:p>
      <text:p text:style-name="P16">Example:</text:p>
      <text:p text:style-name="P7">scala&gt; group(List(2, 2, 5), List("Aldo", "Beat", "Carla", "David", "Evi", "Flip", "Gary", "Hugo", "Ida"))</text:p>
      <text:p text:style-name="P10">res0: List[List[List[String]]] = List(List(List(Aldo, Beat), List(Carla, David), List(Evi, Flip, Gary, Hugo, Ida)), ...</text:p>
      <text:p text:style-name="P16">Note that we do not want permutations of the group members; i.e. ((Aldo, Beat), ...) is the same solution as ((Beat, Aldo), ...). However, we make a difference between ((Aldo, Beat), (Carla, David), ...) and ((Carla, David), (Aldo, Beat), ...).</text:p>
      <text:p text:style-name="P16">You may find more about this combinatorial problem in a good book on discrete mathematics under the term "multinomial coefficients".</text:p>
      <text:p text:style-name="P20"><text:bookmark text:name="p28"/><text:a xlink:type="simple" xlink:href="http://aperiodic.net/phil/scala/s-99/p28.scala"><text:span text:style-name="Strong_20_Emphasis">P28</text:span></text:a><text:span text:style-name="Strong_20_Emphasis"><text:span text:style-name="T2"> (**) Sorting a list of lists according to length of sublists.</text:span></text:span></text:p>
      <text:p text:style-name="P16">a) We suppose that a list contains elements that are lists themselves. The objective is to sort the elements of the list according to their length. E.g. short lists first, longer lists later, or vice versa.</text:p>
      <text:p text:style-name="P16">Example:</text:p>
      <text:p text:style-name="P7">scala&gt; lsort(List(List('a, 'b, 'c), List('d, 'e), List('f, 'g, 'h), List('d, 'e), List('i, 'j, 'k, 'l), List('m, 'n), List('o)))</text:p>
      <text:p text:style-name="P10">res0: List[List[Symbol]] = List(List('o), List('d, 'e), List('d, 'e), List('m, 'n), List('a, 'b, 'c), List('f, 'g, 'h), List('i, 'j, 'k, 'l))</text:p>
      <text:p text:style-name="P19"><text:span text:style-name="T2">b) Again, we suppose that a list contains elements that are lists themselves. But this time the objective is to sort the elements according to their </text:span><text:span text:style-name="Emphasis"><text:span text:style-name="T2">length frequency</text:span></text:span><text:span text:style-name="T2">; i.e. in the default, sorting is done ascendingly, lists with rare lengths are placed, others with a more frequent length come later.</text:span></text:p>
      <text:p text:style-name="P16">Example:</text:p>
      <text:p text:style-name="P7">scala&gt; lsortFreq(List(List('a, 'b, 'c), List('d, 'e), List('f, 'g, 'h), List('d, 'e), List('i, 'j, 'k, 'l), List('m, 'n), List('o)))</text:p>
      <text:p text:style-name="P10">res1: List[List[Symbol]] = List(List('i, 'j, 'k, 'l), List('o), List('a, 'b, 'c), List('f, 'g, 'h), List('d, 'e), List('d, 'e), List('m, 'n))</text:p>
      <text:p text:style-name="P16">Note that in the above example, the first two lists in the result have length 4 and 1 and both lengths appear just once. The third and fourth lists have length 3 and there are two list of this length. Finally, the last three lists have length 2. This is the most frequent length.</text:p>
      <text:h text:style-name="P22" text:outline-level="2"><text:bookmark text:name="math"/>Arithmetic</text:h>
      <text:p text:style-name="P3"><text:span text:style-name="T2">For the next section, we're going to take a different tack with the solutions. We'll declare a new class, </text:span><text:span text:style-name="Source_20_Text"><text:span text:style-name="T2">S99Int</text:span></text:span><text:span text:style-name="T2">, and an implicit conversion from regular </text:span><text:span text:style-name="Source_20_Text"><text:span text:style-name="T2">Int</text:span></text:span><text:span text:style-name="T2">s. The </text:span><text:a xlink:type="simple" xlink:href="http://aperiodic.net/phil/scala/s-99/arithmetic1.scala">arithmetic1</text:a><text:span text:style-name="T2"> file contains the starting definitions for this section. Each individual solution will show the relevant additions to the </text:span><text:span text:style-name="Source_20_Text"><text:span text:style-name="T2">S99Int</text:span></text:span><text:span text:style-name="T2"> class. The full class will be given at the end of the section.</text:span></text:p>
      <text:p text:style-name="P21"><text:bookmark text:name="p31"/><text:a xlink:type="simple" xlink:href="http://aperiodic.net/phil/scala/s-99/p31.scala"><text:span text:style-name="Strong_20_Emphasis">P31</text:span></text:a><text:span text:style-name="Strong_20_Emphasis"><text:span text:style-name="T2"> (**) Determine whether a given integer number is prime.</text:span></text:span></text:p>
      <text:p text:style-name="P7">scala&gt; 7.isPrime</text:p>
      <text:p text:style-name="P10">res0: Boolean = true</text:p>
      <text:p text:style-name="P20"><text:bookmark text:name="p32"/><text:a xlink:type="simple" xlink:href="http://aperiodic.net/phil/scala/s-99/p32.scala"><text:span text:style-name="Strong_20_Emphasis">P32</text:span></text:a><text:span text:style-name="Strong_20_Emphasis"><text:span text:style-name="T2"> (**) Determine the greatest common divisor of two positive integer numbers.</text:span></text:span></text:p>
      <text:p text:style-name="P16">Use Euclid's algorithm.</text:p>
      <text:p text:style-name="P7">scala&gt; gcd(36, 63)</text:p>
      <text:p text:style-name="P10">res0: Int = 9</text:p>
      <text:p text:style-name="P20"><text:bookmark text:name="p33"/><text:a xlink:type="simple" xlink:href="http://aperiodic.net/phil/scala/s-99/p33.scala"><text:span text:style-name="Strong_20_Emphasis">P33</text:span></text:a><text:span text:style-name="Strong_20_Emphasis"><text:span text:style-name="T2"> (*) Determine whether two positive integer numbers are coprime.</text:span></text:span></text:p>
      <text:p text:style-name="P16">Two numbers are coprime if their greatest common divisor equals 1.</text:p>
      <text:p text:style-name="P7">scala&gt; 35.isCoprimeTo(64)</text:p>
      <text:p text:style-name="P10">res0: Boolean = true</text:p>
      <text:p text:style-name="P20"><text:bookmark text:name="p34"/><text:a xlink:type="simple" xlink:href="http://aperiodic.net/phil/scala/s-99/p34.scala"><text:span text:style-name="Strong_20_Emphasis">P34</text:span></text:a><text:span text:style-name="Strong_20_Emphasis"><text:span text:style-name="T2"> (**) Calculate Euler's totient function </text:span></text:span><text:span text:style-name="Strong_20_Emphasis"><text:span text:style-name="Source_20_Text"><text:span text:style-name="T2">phi(m)</text:span></text:span></text:span><text:span text:style-name="Strong_20_Emphasis"><text:span text:style-name="T2">.</text:span></text:span></text:p>
      <text:p text:style-name="P19"><text:span text:style-name="T2">Euler's so-called totient function </text:span><text:span text:style-name="Source_20_Text"><text:span text:style-name="T2">phi(m)</text:span></text:span><text:span text:style-name="T2"> is defined as the number of positive integers </text:span><text:span text:style-name="T3">r</text:span><text:span text:style-name="T2"> (1 &lt;= </text:span><text:span text:style-name="T3">r</text:span><text:span text:style-name="T2"> &lt;= </text:span><text:span text:style-name="T3">m</text:span><text:span text:style-name="T2">) that are coprime to </text:span><text:span text:style-name="T3">m</text:span><text:span text:style-name="T2">.</text:span></text:p>
      <text:p text:style-name="P7">scala&gt; 10.totient</text:p>
      <text:p text:style-name="P10">res0: Int = 4</text:p>
      <text:p text:style-name="P20"><text:bookmark text:name="p35"/><text:a xlink:type="simple" xlink:href="http://aperiodic.net/phil/scala/s-99/p35.scala"><text:span text:style-name="Strong_20_Emphasis">P35</text:span></text:a><text:span text:style-name="Strong_20_Emphasis"><text:span text:style-name="T2"> (**) Determine the prime factors of a given positive integer.</text:span></text:span></text:p>
      <text:p text:style-name="P16">Construct a flat list containing the prime factors in ascending order.</text:p>
      <text:p text:style-name="P7">scala&gt; 315.primeFactors</text:p>
      <text:p text:style-name="P10">res0: List[Int] = List(3, 3, 5, 7)</text:p>
      <text:p text:style-name="P20"><text:bookmark text:name="p36"/><text:a xlink:type="simple" xlink:href="http://aperiodic.net/phil/scala/s-99/p36.scala"><text:span text:style-name="Strong_20_Emphasis">P36</text:span></text:a><text:span text:style-name="Strong_20_Emphasis"><text:span text:style-name="T2"> (**) Determine the prime factors of a given positive integer (2).</text:span></text:span></text:p>
      <text:p text:style-name="P16">Construct a list containing the prime factors and their multiplicity.</text:p>
      <text:p text:style-name="P7">scala&gt; 315.primeFactorMultiplicity</text:p>
      <text:p text:style-name="P10">res0: List[(Int, Int)] = List((3,2), (5,1), (7,1))</text:p>
      <text:p text:style-name="P16">Alternately, use a Map for the result.</text:p>
      <text:p text:style-name="P7">scala&gt; 315.primeFactorMultiplicity</text:p>
      <text:p text:style-name="P10">res0: Map[Int,Int] = Map(3 -&gt; 2, 5 -&gt; 1, 7 -&gt; 1)</text:p>
      <text:p text:style-name="P20"><text:bookmark text:name="p37"/><text:a xlink:type="simple" xlink:href="http://aperiodic.net/phil/scala/s-99/p37.scala"><text:span text:style-name="Strong_20_Emphasis">P37</text:span></text:a><text:span text:style-name="Strong_20_Emphasis"><text:span text:style-name="T2"> (**) Calculate Euler's totient function phi(m) (improved).</text:span></text:span></text:p>
      <text:p text:style-name="P19"><text:span text:style-name="T2">See problem </text:span><text:a xlink:type="simple" xlink:href="http://aperiodic.net/phil/scala/s-99/#p34">P34</text:a><text:span text:style-name="T2"> for the definition of Euler's totient function. If the list of the prime factors of a number </text:span><text:span text:style-name="T3">m</text:span><text:span text:style-name="T2"> is known in the form of problem </text:span><text:a xlink:type="simple" xlink:href="http://aperiodic.net/phil/scala/s-99/#p36">P36</text:a><text:span text:style-name="T2"> then the function </text:span><text:span text:style-name="Source_20_Text"><text:span text:style-name="T2">phi(m&gt;)</text:span></text:span><text:span text:style-name="T2"> can be efficiently calculated as follows: Let [[</text:span><text:span text:style-name="T3">p</text:span><text:span text:style-name="T4">1</text:span><text:span text:style-name="T2">, </text:span><text:span text:style-name="T3">m</text:span><text:span text:style-name="T4">1</text:span><text:span text:style-name="T2">], [</text:span><text:span text:style-name="T3">p</text:span><text:span text:style-name="T4">2</text:span><text:span text:style-name="T2">,</text:span><text:span text:style-name="T3">m</text:span><text:span text:style-name="T4">2</text:span><text:span text:style-name="T2">], [</text:span><text:span text:style-name="T3">p</text:span><text:span text:style-name="T4">3</text:span><text:span text:style-name="T2">, </text:span><text:span text:style-name="T3">m</text:span><text:span text:style-name="T4">3</text:span><text:span text:style-name="T2">], ...] be the list of prime factors (and their multiplicities) of a given number </text:span><text:span text:style-name="T3">m</text:span><text:span text:style-name="T2">. Then </text:span><text:span text:style-name="Source_20_Text"><text:span text:style-name="T2">phi(m)</text:span></text:span><text:span text:style-name="T2"> can be calculated with the following formula:</text:span></text:p>
      <text:p text:style-name="P16">phi(<text:span text:style-name="T7">m</text:span>) = (<text:span text:style-name="T7">p</text:span><text:span text:style-name="T8">1</text:span>-1)*<text:span text:style-name="T7">p</text:span><text:span text:style-name="T8">1</text:span><text:span text:style-name="T9">(</text:span><text:span text:style-name="T10">m</text:span><text:span text:style-name="T8">1</text:span><text:span text:style-name="T9">-1)</text:span> * (<text:span text:style-name="T7">p</text:span><text:span text:style-name="T8">2</text:span>-1)*<text:span text:style-name="T7">p</text:span><text:span text:style-name="T8">2</text:span><text:span text:style-name="T9">(</text:span><text:span text:style-name="T10">m</text:span><text:span text:style-name="T8">2</text:span><text:span text:style-name="T9">-1)</text:span> * (<text:span text:style-name="T7">p</text:span><text:span text:style-name="T8">3</text:span>-1)*<text:span text:style-name="T7">p</text:span><text:span text:style-name="T8">3</text:span><text:span text:style-name="T9">(</text:span><text:span text:style-name="T10">m</text:span><text:span text:style-name="T8">3</text:span><text:span text:style-name="T9">-1)</text:span> * ...</text:p>
      <text:p text:style-name="P16">Note that <text:span text:style-name="T7">a</text:span><text:span text:style-name="T10">b</text:span> stands for the <text:span text:style-name="T7">b</text:span>th power of <text:span text:style-name="T7">a</text:span>.</text:p>
      <text:p text:style-name="P20"><text:bookmark text:name="p38"/><text:a xlink:type="simple" xlink:href="http://aperiodic.net/phil/scala/s-99/p38.scala"><text:span text:style-name="Strong_20_Emphasis">P38</text:span></text:a><text:span text:style-name="Strong_20_Emphasis"><text:span text:style-name="T2"> (*) Compare the two methods of calculating Euler's totient function.</text:span></text:span></text:p>
      <text:p text:style-name="P15"><text:span text:style-name="T2">Use the solutions of problems </text:span><text:a xlink:type="simple" xlink:href="http://aperiodic.net/phil/scala/s-99/#p34">P34</text:a><text:span text:style-name="T2"> and </text:span><text:a xlink:type="simple" xlink:href="http://aperiodic.net/phil/scala/s-99/#p37">P37</text:a><text:span text:style-name="T2"> to compare the algorithms. Try to calculate phi(10090) as an example.</text:span></text:p>
      <text:p text:style-name="P20"><text:bookmark text:name="p39"/><text:a xlink:type="simple" xlink:href="http://aperiodic.net/phil/scala/s-99/p39.scala"><text:span text:style-name="Strong_20_Emphasis">P39</text:span></text:a><text:span text:style-name="Strong_20_Emphasis"><text:span text:style-name="T2"> (*) A list of prime numbers.</text:span></text:span></text:p>
      <text:p text:style-name="P16">Given a range of integers by its lower and upper limit, construct a list of all prime numbers in that range.</text:p>
      <text:p text:style-name="P7">scala&gt; listPrimesinRange(7 to 31)</text:p>
      <text:p text:style-name="P10">res0: List[Int] = List(7, 11, 13, 17, 19, 23, 29, 31)</text:p>
      <text:p text:style-name="P20"><text:bookmark text:name="p40"/><text:a xlink:type="simple" xlink:href="http://aperiodic.net/phil/scala/s-99/p40.scala"><text:span text:style-name="Strong_20_Emphasis">P40</text:span></text:a><text:span text:style-name="Strong_20_Emphasis"><text:span text:style-name="T2"> (**) Goldbach's conjecture.</text:span></text:span></text:p>
      <text:p text:style-name="P16">Goldbach's conjecture says that every positive even number greater than 2 is the sum of two prime numbers. E.g. 28 = 5 + 23. It is one of the most famous facts in number theory that has not been proved to be correct in the general case. It has been numerically confirmed up to very large numbers (much larger than Scala's Int can represent). Write a function to find the two prime numbers that sum up to a given even integer.</text:p>
      <text:p text:style-name="P7">scala&gt; 28.goldbach</text:p>
      <text:p text:style-name="P10">res0: (Int, Int) = (5,23)</text:p>
      <text:p text:style-name="P20"><text:bookmark text:name="p41"/><text:a xlink:type="simple" xlink:href="http://aperiodic.net/phil/scala/s-99/p41.scala"><text:span text:style-name="Strong_20_Emphasis">P41</text:span></text:a><text:span text:style-name="Strong_20_Emphasis"><text:span text:style-name="T2"> (**) A list of Goldbach compositions.</text:span></text:span></text:p>
      <text:p text:style-name="P16">Given a range of integers by its lower and upper limit, print a list of all even numbers and their Goldbach composition.</text:p>
      <text:p text:style-name="P7">scala&gt; printGoldbachList(9 to 20)</text:p>
      <text:p text:style-name="P7">10 = 3 + 7</text:p>
      <text:p text:style-name="P7">12 = 5 + 7</text:p>
      <text:p text:style-name="P7">14 = 3 + 11</text:p>
      <text:p text:style-name="P7">16 = 3 + 13</text:p>
      <text:p text:style-name="P7">18 = 5 + 13</text:p>
      <text:p text:style-name="P10">20 = 3 + 17</text:p>
      <text:p text:style-name="P16">In most cases, if an even number is written as the sum of two prime numbers, one of them is very small. Very rarely, the primes are both bigger than, say, 50. Try to find out how many such cases there are in the range 2..3000.</text:p>
      <text:p text:style-name="P16">Example (minimum value of 50 for the primes):</text:p>
      <text:p text:style-name="P7">scala&gt; printGoldbachListLimited(1 to 2000, 50)</text:p>
      <text:p text:style-name="P7">992 = 73 + 919</text:p>
      <text:p text:style-name="P7">1382 = 61 + 1321</text:p>
      <text:p text:style-name="P7">1856 = 67 + 1789</text:p>
      <text:p text:style-name="P10">1928 = 61 + 1867</text:p>
      <text:p text:style-name="P3"><text:span text:style-name="T2">The file containing the full class for this section is </text:span><text:a xlink:type="simple" xlink:href="http://aperiodic.net/phil/scala/s-99/arithmetic.scala">arithmetic.scala</text:a><text:span text:style-name="T2">.</text:span></text:p>
      <text:h text:style-name="P22" text:outline-level="2"><text:bookmark text:name="logic"/>Logic and Codes</text:h>
      <text:p text:style-name="P3"><text:span text:style-name="T2">As in the previous section, we will start with a skeleton file, </text:span><text:a xlink:type="simple" xlink:href="http://aperiodic.net/phil/scala/s-99/logic1.scala">logic1.scala</text:a><text:span text:style-name="T2">, and add code to it for each problem. The difference here is that the file starts out almost empty.</text:span></text:p>
      <text:p text:style-name="P20"><text:bookmark text:name="p46"/><text:a xlink:type="simple" xlink:href="http://aperiodic.net/phil/scala/s-99/p46.scala"><text:span text:style-name="Strong_20_Emphasis">P46</text:span></text:a><text:span text:style-name="Strong_20_Emphasis"><text:span text:style-name="T2"> (**) Truth tables for logical expressions.</text:span></text:span></text:p>
      <text:p text:style-name="P19"><text:span text:style-name="T2">Define functions </text:span><text:span text:style-name="Source_20_Text"><text:span text:style-name="T2">and</text:span></text:span><text:span text:style-name="T2">, </text:span><text:span text:style-name="Source_20_Text"><text:span text:style-name="T2">or</text:span></text:span><text:span text:style-name="T2">, </text:span><text:span text:style-name="Source_20_Text"><text:span text:style-name="T2">nand</text:span></text:span><text:span text:style-name="T2">, </text:span><text:span text:style-name="Source_20_Text"><text:span text:style-name="T2">nor</text:span></text:span><text:span text:style-name="T2">, </text:span><text:span text:style-name="Source_20_Text"><text:span text:style-name="T2">xor</text:span></text:span><text:span text:style-name="T2">, </text:span><text:span text:style-name="Source_20_Text"><text:span text:style-name="T2">impl</text:span></text:span><text:span text:style-name="T2">, and </text:span><text:span text:style-name="Source_20_Text"><text:span text:style-name="T2">equ</text:span></text:span><text:span text:style-name="T2"> (for logical equivalence) which return true or false according to the result of their respective operations; e.g. </text:span><text:span text:style-name="Source_20_Text"><text:span text:style-name="T2">and(A, B)</text:span></text:span><text:span text:style-name="T2"> is true if and only if both </text:span><text:span text:style-name="T3">A</text:span><text:span text:style-name="T2"> and </text:span><text:span text:style-name="T3">B</text:span><text:span text:style-name="T2"> are true.</text:span></text:p>
      <text:p text:style-name="P7">scala&gt; and(true, true)</text:p>
      <text:p text:style-name="P7">res0: Boolean = true</text:p>
      <text:p text:style-name="P9"/>
      <text:p text:style-name="P7">scala&gt; xor(true. true)</text:p>
      <text:p text:style-name="P10">res1: Boolean = false</text:p>
      <text:p text:style-name="P19"><text:span text:style-name="T2">A logical expression in two variables can then be written as an function of two variables, e.g: </text:span><text:span text:style-name="Source_20_Text"><text:span text:style-name="T2">(a: Boolean, b: Boolean) =&gt; and(or(a, b), nand(a, b))</text:span></text:span></text:p>
      <text:p text:style-name="P19"><text:span text:style-name="T2">Now, write a function called </text:span><text:span text:style-name="Source_20_Text"><text:span text:style-name="T2">table2</text:span></text:span><text:span text:style-name="T2"> which prints the truth table of a given logical expression in two variables.</text:span></text:p>
      <text:p text:style-name="P7">scala&gt; table2((a: Boolean, b: Boolean) =&gt; and(a, or(a, b)))</text:p>
      <text:p text:style-name="P7">A <text:s text:c="4"/>B <text:s text:c="4"/>result</text:p>
      <text:p text:style-name="P7">true <text:s/>true <text:s/>true</text:p>
      <text:p text:style-name="P7">true <text:s/>false true</text:p>
      <text:p text:style-name="P7">false true <text:s/>false</text:p>
      <text:p text:style-name="P10">false false false</text:p>
      <text:p text:style-name="P20"><text:bookmark text:name="p47"/><text:a xlink:type="simple" xlink:href="http://aperiodic.net/phil/scala/s-99/p47.scala"><text:span text:style-name="Strong_20_Emphasis">P47</text:span></text:a><text:span text:style-name="Strong_20_Emphasis"><text:span text:style-name="T2"> (*) Truth tables for logical expressions (2).</text:span></text:span></text:p>
      <text:p text:style-name="P19"><text:span text:style-name="T2">Continue problem </text:span><text:a xlink:type="simple" xlink:href="http://aperiodic.net/phil/scala/s-99/#p46">P46</text:a><text:span text:style-name="T2"> by redefining </text:span><text:span text:style-name="Source_20_Text"><text:span text:style-name="T2">and</text:span></text:span><text:span text:style-name="T2">, </text:span><text:span text:style-name="Source_20_Text"><text:span text:style-name="T2">or</text:span></text:span><text:span text:style-name="T2">, etc as operators. (i.e. make them methods of a new class with an implicit conversion from Boolean.) </text:span><text:span text:style-name="Source_20_Text"><text:span text:style-name="T2">not</text:span></text:span><text:span text:style-name="T2"> will have to be left as a object method.</text:span></text:p>
      <text:p text:style-name="P7">scala&gt; table2((a: Boolean, b: Boolean) =&gt; a and (a or not(b)))</text:p>
      <text:p text:style-name="P7">A <text:s text:c="4"/>B <text:s text:c="4"/>result</text:p>
      <text:p text:style-name="P7">true <text:s/>true <text:s/>true</text:p>
      <text:p text:style-name="P7">true <text:s/>false true</text:p>
      <text:p text:style-name="P7">false true <text:s/>false</text:p>
      <text:p text:style-name="P10">false false false</text:p>
      <text:p text:style-name="P20"><text:bookmark text:name="p48"/><text:span text:style-name="Strong_20_Emphasis"><text:span text:style-name="T2">P48 (**) Truth tables for logical expressions (3).</text:span></text:span></text:p>
      <text:p text:style-name="P16">Omitted for now.</text:p>
      <text:p text:style-name="P20"><text:bookmark text:name="p49"/><text:a xlink:type="simple" xlink:href="http://aperiodic.net/phil/scala/s-99/p49.scala"><text:span text:style-name="Strong_20_Emphasis">P49</text:span></text:a><text:span text:style-name="Strong_20_Emphasis"><text:span text:style-name="T2"> (**) Gray code.</text:span></text:span></text:p>
      <text:p text:style-name="P16">An <text:span text:style-name="T7">n</text:span>-bit Gray code is a sequence of <text:span text:style-name="T7">n</text:span>-bit strings constructed according to certain rules. For example,<text:line-break/>n = 1: C(1) = ("0", "1").<text:line-break/>n = 2: C(2) = ("00", "01", "11", "10").<text:line-break/>n = 3: C(3) = ("000", "001", "011", "010", "110", "111", "101", "100").</text:p>
      <text:p text:style-name="P16">Find out the construction rules and write a function to generate Gray codes.</text:p>
      <text:p text:style-name="P7">scala&gt; gray(3)</text:p>
      <text:p text:style-name="P10">res0 List[String] = List(000, 001, 011, 010, 110, 111, 101, 100)</text:p>
      <text:p text:style-name="P16">See if you can use memoization to make the function more efficient.</text:p>
      <text:p text:style-name="P20"><text:bookmark text:name="p50"/><text:a xlink:type="simple" xlink:href="http://aperiodic.net/phil/scala/s-99/p50.scala"><text:span text:style-name="Strong_20_Emphasis">P50</text:span></text:a><text:span text:style-name="Strong_20_Emphasis"><text:span text:style-name="T2"> (***) Huffman code.</text:span></text:span></text:p>
      <text:p text:style-name="P16">First of all, consult a good book on discrete mathematics or algorithms for a detailed description of Huffman codes!</text:p>
      <text:p text:style-name="P19"><text:span text:style-name="T2">We suppose a set of symbols with their frequencies, given as a list of </text:span><text:span text:style-name="Source_20_Text"><text:span text:style-name="T2">(S, F)</text:span></text:span><text:span text:style-name="T2"> Tuples. E.g. </text:span><text:span text:style-name="Source_20_Text"><text:span text:style-name="T2">(("a", 45), ("b", 13), ("c", 12), ("d", 16), ("e", 9), ("f", 5))</text:span></text:span><text:span text:style-name="T2">. Our objective is to construct a list of </text:span><text:span text:style-name="Source_20_Text"><text:span text:style-name="T2">(S, C)</text:span></text:span><text:span text:style-name="T2"> Tuples, where </text:span><text:span text:style-name="T3">C</text:span><text:span text:style-name="T2"> is the Huffman code word for the symbol </text:span><text:span text:style-name="T3">S</text:span><text:span text:style-name="T2">.</text:span></text:p>
      <text:p text:style-name="P7">scala&gt; huffman(List(("a", 45), ("b", 13), ("c", 12), ("d", 16), ("e", 9), ("f", 5)))</text:p>
      <text:p text:style-name="P10">res0: List[String, String] = List((a,0), (b,101), (c,100), (d,111), (e,1101), (f,1100))</text:p>
      <text:h text:style-name="P22" text:outline-level="2"><text:bookmark text:name="btrees"/>Binary Trees</text:h>
      <text:p text:style-name="P2"><draw:frame draw:style-name="fr1" draw:name="graphics1" text:anchor-type="paragraph" svg:width="4.974cm" svg:height="5.636cm" draw:z-index="0"><draw:image xlink:href="http://aperiodic.net/phil/scala/s-99/p67.gif" xlink:type="simple" xlink:show="embed" xlink:actuate="onLoad"/></draw:frame>A binary tree is either empty or it is composed of a root element and two successors, which are binary trees themselves.</text:p>
      <text:p text:style-name="P3"><text:span text:style-name="T2">We shall use the following classes to represent binary trees. (Also available in </text:span><text:a xlink:type="simple" xlink:href="http://aperiodic.net/phil/scala/s-99/tree1.scala">tree1.scala</text:a><text:span text:style-name="T2">.) An End is equivalent to an empty tree. A Branch has a value, and two descendant trees. The </text:span><text:span text:style-name="Source_20_Text"><text:span text:style-name="T2">toString</text:span></text:span><text:span text:style-name="T2"> functions are relatively arbitrary, but they yield a more compact output than Scala's default. Putting a plus in front of the </text:span><text:span text:style-name="Source_20_Text"><text:span text:style-name="T2">T</text:span></text:span><text:span text:style-name="T2"> makes the class </text:span><text:span text:style-name="Emphasis"><text:span text:style-name="T2">covariant</text:span></text:span><text:span text:style-name="T2">; it will be able to hold subtypes of whatever type it's created for. (This is important so that </text:span><text:span text:style-name="Source_20_Text"><text:span text:style-name="T2">End</text:span></text:span><text:span text:style-name="T2"> can be a singleton object; as a singleton, it must have a specific type, so we give it type </text:span><text:span text:style-name="Source_20_Text"><text:span text:style-name="T2">Nothing</text:span></text:span><text:span text:style-name="T2">, which is a subtype of every other type.)</text:span></text:p>
      <text:p text:style-name="P4">sealed abstract class Tree[+T]</text:p>
      <text:p text:style-name="P4">case class Node[+T](value: T, left: Tree[T], right: Tree[T]) extends Tree[T] {</text:p>
      <text:p text:style-name="P5"><text:s text:c="2"/><text:span text:style-name="T1">override def toString = "T(" + value.toString + " " + left.toString + " " + right.toString + ")"</text:span></text:p>
      <text:p text:style-name="P4">}</text:p>
      <text:p text:style-name="P4">case object End extends Tree[Nothing] {</text:p>
      <text:p text:style-name="P5"><text:s text:c="2"/><text:span text:style-name="T1">override def toString = "."</text:span></text:p>
      <text:p text:style-name="P4">}</text:p>
      <text:p text:style-name="P4">object Node {</text:p>
      <text:p text:style-name="P5"><text:s text:c="2"/><text:span text:style-name="T1">def apply[T](value: T): Node[T] = Node(value, End, End)</text:span></text:p>
      <text:p text:style-name="P12">}</text:p>
      <text:p text:style-name="P2">The example tree on the right is given by</text:p>
      <text:p text:style-name="P4">Node('a',</text:p>
      <text:p text:style-name="P5"><text:s text:c="5"/><text:span text:style-name="T1">Node('b', Node('d'), Node('e')),</text:span></text:p>
      <text:p text:style-name="P13"><text:s text:c="5"/><text:span text:style-name="T1">Node('c', End, Node('f', Node('g'), End)))</text:span></text:p>
      <text:p text:style-name="P3"><text:span text:style-name="T2">A tree with only a root node would be </text:span><text:span text:style-name="Source_20_Text"><text:span text:style-name="T2">Node('a')</text:span></text:span><text:span text:style-name="T2"> and an empty tree would be </text:span><text:span text:style-name="Source_20_Text"><text:span text:style-name="T2">End</text:span></text:span><text:span text:style-name="T2">.</text:span></text:p>
      <text:p text:style-name="P3"><text:span text:style-name="T2">Throughout this section, we will be adding methods to the classes above, mostly to </text:span><text:span text:style-name="Source_20_Text"><text:span text:style-name="T2">Tree</text:span></text:span><text:span text:style-name="T2">.</text:span></text:p>
      <text:p text:style-name="P20"><text:bookmark text:name="p54"/><text:span text:style-name="Strong_20_Emphasis"><text:span text:style-name="T2">P54 Omitted; our tree representation will only allow well-formed trees.</text:span></text:span></text:p>
      <text:p text:style-name="P16">Score one for static typing.</text:p>
      <text:p text:style-name="P20"><text:bookmark text:name="p55"/><text:a xlink:type="simple" xlink:href="http://aperiodic.net/phil/scala/s-99/p55.scala"><text:span text:style-name="Strong_20_Emphasis">P55</text:span></text:a><text:span text:style-name="Strong_20_Emphasis"><text:span text:style-name="T2"> (**) Construct completely balanced binary trees.</text:span></text:span></text:p>
      <text:p text:style-name="P16">In a completely balanced binary tree, the following property holds for every node: The number of nodes in its left subtree and the number of nodes in its right subtree are almost equal, which means their difference is not greater than one.</text:p>
      <text:p text:style-name="P19"><text:span text:style-name="T2">Define an object named </text:span><text:span text:style-name="Source_20_Text"><text:span text:style-name="T2">Tree</text:span></text:span><text:span text:style-name="T2">. Write a function </text:span><text:span text:style-name="Source_20_Text"><text:span text:style-name="T2">Tree.cBalanced</text:span></text:span><text:span text:style-name="T2"> to construct completely balanced binary trees for a given number of nodes. The function should generate all solutions. The function should take as parameters the number of nodes and a single value to put in all of them.</text:span></text:p>
      <text:p text:style-name="P7">scala&gt; Tree.cBalanced(4, "x")</text:p>
      <text:p text:style-name="P10">res0: List(Node[String]) = List(T(x T(x . .) T(x . T(x . .))), T(x T(x . .) T(x T(x . .) .)), ...</text:p>
      <text:p text:style-name="P20"><text:bookmark text:name="p56"/><text:a xlink:type="simple" xlink:href="http://aperiodic.net/phil/scala/s-99/p56.scala"><text:span text:style-name="Strong_20_Emphasis">P56</text:span></text:a><text:span text:style-name="Strong_20_Emphasis"><text:span text:style-name="T2"> (**) Symmetric binary trees.</text:span></text:span></text:p>
      <text:p text:style-name="P19"><text:span text:style-name="T2">Let us call a binary tree symmetric if you can draw a vertical line through the root node and then the right subtree is the mirror image of the left subtree. Add an </text:span><text:span text:style-name="Source_20_Text"><text:span text:style-name="T2">isSymmetric</text:span></text:span><text:span text:style-name="T2"> method to the Tree class to check whether a given binary tree is symmetric. Hint: Write an </text:span><text:span text:style-name="Source_20_Text"><text:span text:style-name="T2">isMirrorOf</text:span></text:span><text:span text:style-name="T2"> method first to check whether one tree is the mirror image of another. We are only interested in the structure, not in the contents of the nodes.</text:span></text:p>
      <text:p text:style-name="P7">scala&gt; Node('a', Node('b'), Node('c')).isSymmetric</text:p>
      <text:p text:style-name="P10">res0: Boolean = true</text:p>
      <text:p text:style-name="P20"><text:bookmark text:name="p57"/><text:a xlink:type="simple" xlink:href="http://aperiodic.net/phil/scala/s-99/p57.scala"><text:span text:style-name="Strong_20_Emphasis">P57</text:span></text:a><text:span text:style-name="Strong_20_Emphasis"><text:span text:style-name="T2"> (**) Binary search trees (dictionaries).</text:span></text:span></text:p>
      <text:p text:style-name="P16">Write a function to add an element to a binary search tree.</text:p>
      <text:p text:style-name="P7">scala&gt; End.addValue(2)</text:p>
      <text:p text:style-name="P7">res0: Node[Int] = T(2 . .)</text:p>
      <text:p text:style-name="P9"/>
      <text:p text:style-name="P7">scala&gt; res0.addValue(3)</text:p>
      <text:p text:style-name="P7">res1: Node[Int] = T(2 . T(3 . .))</text:p>
      <text:p text:style-name="P9"/>
      <text:p text:style-name="P7">scala&gt; res1.addValue(0)</text:p>
      <text:p text:style-name="P10">res2: Node[Int] = T(2 T(0 . .) T(3 . .))</text:p>
      <text:p text:style-name="P19"><text:span text:style-name="T2">Hint: The abstract definition of </text:span><text:span text:style-name="Source_20_Text"><text:span text:style-name="T2">addValue</text:span></text:span><text:span text:style-name="T2"> in </text:span><text:span text:style-name="Source_20_Text"><text:span text:style-name="T2">Tree</text:span></text:span><text:span text:style-name="T2"> should be </text:span><text:span text:style-name="Source_20_Text"><text:span text:style-name="T2">def addValue[U &gt;: T &lt;% Ordered[U]](x: U): Tree[U]</text:span></text:span><text:span text:style-name="T2">. The </text:span><text:span text:style-name="Source_20_Text"><text:span text:style-name="T2">&gt;: T</text:span></text:span><text:span text:style-name="T2"> is because </text:span><text:span text:style-name="Source_20_Text"><text:span text:style-name="T2">addValue</text:span></text:span><text:span text:style-name="T2">'s parameters need to be </text:span><text:span text:style-name="Emphasis"><text:span text:style-name="T2">contravariant</text:span></text:span><text:span text:style-name="T2"> in </text:span><text:span text:style-name="Source_20_Text"><text:span text:style-name="T2">T</text:span></text:span><text:span text:style-name="T2">. (Conceptually, we're adding nodes above existing nodes. In order for the subnodes to be of type </text:span><text:span text:style-name="Source_20_Text"><text:span text:style-name="T2">T</text:span></text:span><text:span text:style-name="T2"> or any subtype, the upper nodes must be of type </text:span><text:span text:style-name="Source_20_Text"><text:span text:style-name="T2">T</text:span></text:span><text:span text:style-name="T2"> or any supertype.) The </text:span><text:span text:style-name="Source_20_Text"><text:span text:style-name="T2">&lt;% Ordered[U]</text:span></text:span><text:span text:style-name="T2"> allows us to use the </text:span><text:span text:style-name="Source_20_Text"><text:span text:style-name="T2">&lt;</text:span></text:span><text:span text:style-name="T2"> operator on the values in the tree.</text:span></text:p>
      <text:p text:style-name="P16">Use that function to construct a binary tree from a list of integers.</text:p>
      <text:p text:style-name="P7">scala&gt; Tree.fromList(List(3, 2, 5, 7, 1))</text:p>
      <text:p text:style-name="P10">res3: Node[Int] = T(3 T(2 T(1 . .) .) T(5 . T(7 . .)))</text:p>
      <text:p text:style-name="P19"><text:span text:style-name="T2">Finally, use that function to test your solution to </text:span><text:a xlink:type="simple" xlink:href="http://aperiodic.net/phil/scala/s-99/#p56">P56</text:a><text:span text:style-name="T2">.</text:span></text:p>
      <text:p text:style-name="P7">scala&gt; Tree.fromList(List(5, 3, 18, 1, 4, 12, 21)).isSymmetric</text:p>
      <text:p text:style-name="P7">res4: Boolean = true</text:p>
      <text:p text:style-name="P9"/>
      <text:p text:style-name="P7">scala&gt; Tree.fromList(List(3, 2, 5, 7, 4)).isSymmetric</text:p>
      <text:p text:style-name="P10">res5: Boolean = false</text:p>
      <text:p text:style-name="P20"><text:bookmark text:name="p58"/><text:a xlink:type="simple" xlink:href="http://aperiodic.net/phil/scala/s-99/p58.scala"><text:span text:style-name="Strong_20_Emphasis">P58</text:span></text:a><text:span text:style-name="Strong_20_Emphasis"><text:span text:style-name="T2"> (**) Generate-and-test paradigm.</text:span></text:span></text:p>
      <text:p text:style-name="P16">Apply the generate-and-test paradigm to construct all symmetric, completely balanced binary trees with a given number of nodes.</text:p>
      <text:p text:style-name="P7">scala&gt; Tree.symmetricBalancedTrees(5, "x")</text:p>
      <text:p text:style-name="P10">res0: List[Node[String]] = List(T(x T(x . T(x . .)) T(x T(x . .) .)), T(x T(x T(x . .) .) T(x . T(x . .))))</text:p>
      <text:p text:style-name="P20"><text:bookmark text:name="p59"/><text:a xlink:type="simple" xlink:href="http://aperiodic.net/phil/scala/s-99/p59.scala"><text:span text:style-name="Strong_20_Emphasis">P59</text:span></text:a><text:span text:style-name="Strong_20_Emphasis"><text:span text:style-name="T2"> (**) Construct height-balanced binary trees.</text:span></text:span></text:p>
      <text:p text:style-name="P16">In a height-balanced binary tree, the following property holds for every node: The height of its left subtree and the height of its right subtree are almost equal, which means their difference is not greater than one.</text:p>
      <text:p text:style-name="P19"><text:span text:style-name="T2">Write a method </text:span><text:span text:style-name="Source_20_Text"><text:span text:style-name="T2">Tree.hbalTrees</text:span></text:span><text:span text:style-name="T2"> to construct height-balanced binary trees for a given height with a supplied value for the nodes. The function should generate all solutions.</text:span></text:p>
      <text:p text:style-name="P7">scala&gt; Tree.hbalTrees(3, "x")</text:p>
      <text:p text:style-name="P10">res0: List[Node[String]] = List(T(x T(x T(x . .) T(x . .)) T(x T(x . .) T(x . .))), T(x T(x T(x . .) T(x . .)) T(x T(x . .) .)), ...</text:p>
      <text:p text:style-name="P20"><text:bookmark text:name="p60"/><text:a xlink:type="simple" xlink:href="http://aperiodic.net/phil/scala/s-99/p60.scala"><text:span text:style-name="Strong_20_Emphasis">P60</text:span></text:a><text:span text:style-name="Strong_20_Emphasis"><text:span text:style-name="T2"> (**) Construct height-balanced binary trees with a given number of nodes.</text:span></text:span></text:p>
      <text:p text:style-name="P19"><text:span text:style-name="T2">Consider a height-balanced binary tree of height </text:span><text:span text:style-name="T3">H</text:span><text:span text:style-name="T2">. What is the maximum number of nodes it can contain? Clearly,</text:span><text:span text:style-name="T3">MaxN</text:span><text:span text:style-name="T2"> = 2</text:span><text:span text:style-name="T5">H</text:span><text:span text:style-name="T2"> - 1. However, what is the minimum number </text:span><text:span text:style-name="T3">MinN</text:span><text:span text:style-name="T2">? This question is more difficult. Try to find a recursive statement and turn it into a function </text:span><text:span text:style-name="Source_20_Text"><text:span text:style-name="T2">minHbalNodes</text:span></text:span><text:span text:style-name="T2"> that takes a height and returns </text:span><text:span text:style-name="T3">MinN</text:span><text:span text:style-name="T2">.</text:span></text:p>
      <text:p text:style-name="P7">scala&gt; minHbalNodes(3)</text:p>
      <text:p text:style-name="P10">res0: Int = 4</text:p>
      <text:p text:style-name="P19"><text:span text:style-name="T2">On the other hand, we might ask: what is the maximum height </text:span><text:span text:style-name="T3">H</text:span><text:span text:style-name="T2"> a height-balanced binary tree with </text:span><text:span text:style-name="T3">N</text:span><text:span text:style-name="T2"> nodes can have? Write a </text:span><text:span text:style-name="Source_20_Text"><text:span text:style-name="T2">maxHbalHeight</text:span></text:span><text:span text:style-name="T2"> function.</text:span></text:p>
      <text:p text:style-name="P7">scala&gt; maxHbalHeight(4)</text:p>
      <text:p text:style-name="P10">res1: Int = 3</text:p>
      <text:p text:style-name="P16">Now, we can attack the main problem: construct all the height-balanced binary trees with a given nuber of nodes.</text:p>
      <text:p text:style-name="P7">scala&gt; Tree.hbalTreesWithNodes(4, "x")</text:p>
      <text:p text:style-name="P10">res2: List[Node[String]] = List(T(x T(x T(x . .) .) T(x . .)), T(x T(x . T(x . .)) T(x . .)), ...</text:p>
      <text:p text:style-name="P16">Find out how many height-balanced trees exist for <text:span text:style-name="T7">N</text:span> = 15.</text:p>
      <text:p text:style-name="P20"><text:bookmark text:name="p61"/><text:a xlink:type="simple" xlink:href="http://aperiodic.net/phil/scala/s-99/p61.scala"><text:span text:style-name="Strong_20_Emphasis">P61</text:span></text:a><text:span text:style-name="Strong_20_Emphasis"><text:span text:style-name="T2"> (*) Count the leaves of a binary tree.</text:span></text:span></text:p>
      <text:p text:style-name="P19"><text:span text:style-name="T2">A leaf is a node with no successors. Write a method </text:span><text:span text:style-name="Source_20_Text"><text:span text:style-name="T2">leafCount</text:span></text:span><text:span text:style-name="T2"> to count them.</text:span></text:p>
      <text:p text:style-name="P7">scala&gt; Node('x', Node('x'), End).leafCount</text:p>
      <text:p text:style-name="P10">res0: Int = 1</text:p>
      <text:p text:style-name="P20"><text:bookmark text:name="pP61A"/><text:a xlink:type="simple" xlink:href="http://aperiodic.net/phil/scala/s-99/p61a.scala"><text:span text:style-name="Strong_20_Emphasis">61A</text:span></text:a><text:span text:style-name="Strong_20_Emphasis"><text:span text:style-name="T2"> (*) Collect the leaves of a binary tree in a list.</text:span></text:span></text:p>
      <text:p text:style-name="P19"><text:span text:style-name="T2">A leaf is a node with no successors. Write a method </text:span><text:span text:style-name="Source_20_Text"><text:span text:style-name="T2">leafList</text:span></text:span><text:span text:style-name="T2"> to collect them in a list.</text:span></text:p>
      <text:p text:style-name="P7">scala&gt; Node('a', Node('b'), Node('c', Node('d'), Node('e'))).leafList</text:p>
      <text:p text:style-name="P10">res0: List[Char] = List(b, d, e)</text:p>
      <text:p text:style-name="P20"><text:bookmark text:name="p62"/><text:a xlink:type="simple" xlink:href="http://aperiodic.net/phil/scala/s-99/p62.scala"><text:span text:style-name="Strong_20_Emphasis">P62</text:span></text:a><text:span text:style-name="Strong_20_Emphasis"><text:span text:style-name="T2"> (*) Collect the internal nodes of a binary tree in a list.</text:span></text:span></text:p>
      <text:p text:style-name="P19"><text:span text:style-name="T2">An internal node of a binary tree has either one or two non-empty successors. Write a method </text:span><text:span text:style-name="Source_20_Text"><text:span text:style-name="T2">internalList</text:span></text:span><text:span text:style-name="T2"> to collect them in a list.</text:span></text:p>
      <text:p text:style-name="P7">scala&gt; Node('a', Node('b'), Node('c', Node('d'), Node('e'))).internalList</text:p>
      <text:p text:style-name="P10">res0: List[Char] = List(a, c)</text:p>
      <text:p text:style-name="P20"><text:bookmark text:name="p62B"/><text:a xlink:type="simple" xlink:href="http://aperiodic.net/phil/scala/s-99/p62b.scala"><text:span text:style-name="Strong_20_Emphasis">P62B</text:span></text:a><text:span text:style-name="Strong_20_Emphasis"><text:span text:style-name="T2"> (*) Collect the nodes at a given level in a list.</text:span></text:span></text:p>
      <text:p text:style-name="P19"><text:span text:style-name="T2">A node of a binary tree is at level </text:span><text:span text:style-name="T3">N</text:span><text:span text:style-name="T2"> if the path from the root to the node has length </text:span><text:span text:style-name="T3">N</text:span><text:span text:style-name="T2">-1. The root node is at level 1. Write a method </text:span><text:span text:style-name="Source_20_Text"><text:span text:style-name="T2">atLevel</text:span></text:span><text:span text:style-name="T2"> to collect all nodes at a given level in a list.</text:span></text:p>
      <text:p text:style-name="P7">scala&gt; Node('a', Node('b'), Node('c', Node('d'), Node('e'))).atLevel(2)</text:p>
      <text:p text:style-name="P10">res0: List[Char] = List(b, c)</text:p>
      <text:p text:style-name="P19"><text:span text:style-name="T2">Using </text:span><text:span text:style-name="Source_20_Text"><text:span text:style-name="T2">atLevel</text:span></text:span><text:span text:style-name="T2"> it is easy to construct a method </text:span><text:span text:style-name="Source_20_Text"><text:span text:style-name="T2">levelOrder</text:span></text:span><text:span text:style-name="T2"> which creates the level-order sequence of the nodes. However, there are more efficient ways to do that.</text:span></text:p>
      <text:p text:style-name="P20"><text:bookmark text:name="p63"/><text:a xlink:type="simple" xlink:href="http://aperiodic.net/phil/scala/s-99/p63.scala"><text:span text:style-name="Strong_20_Emphasis">P63</text:span></text:a><text:span text:style-name="Strong_20_Emphasis"><text:span text:style-name="T2"> (**) Construct a complete binary tree.</text:span></text:span></text:p>
      <text:p text:style-name="P19"><text:span text:style-name="T2">A complete binary tree with height </text:span><text:span text:style-name="T3">H</text:span><text:span text:style-name="T2"> is defined as follows: The levels 1,2,3,...,</text:span><text:span text:style-name="T3">H</text:span><text:span text:style-name="T2">-1 contain the maximum number of nodes (i.e 2</text:span><text:span text:style-name="T6">(</text:span><text:span text:style-name="T5">i</text:span><text:span text:style-name="T6">-1)</text:span><text:span text:style-name="T2"> at the level </text:span><text:span text:style-name="T3">i</text:span><text:span text:style-name="T2">, note that we start counting the levels from 1 at the root). In level </text:span><text:span text:style-name="T3">H</text:span><text:span text:style-name="T2">, which may contain less than the maximum possible number of nodes, all the nodes are "left-adjusted". This means that in a levelorder tree traversal all internal nodes come first, the leaves come second, and empty successors (the </text:span><text:span text:style-name="Source_20_Text"><text:span text:style-name="T2">End</text:span></text:span><text:span text:style-name="T2">s which are not really nodes!) come last.</text:span></text:p>
      <text:p text:style-name="P16">Particularly, complete binary trees are used as data structures (or addressing schemes) for heaps.</text:p>
      <text:p text:style-name="P19"><text:span text:style-name="T2">We can assign an address number to each node in a complete binary tree by enumerating the nodes in levelorder, starting at the root with number 1. In doing so, we realize that for every node </text:span><text:span text:style-name="T3">X</text:span><text:span text:style-name="T2"> with address </text:span><text:span text:style-name="T3">A</text:span><text:span text:style-name="T2"> the following property holds: The address of </text:span><text:span text:style-name="T3">X</text:span><text:span text:style-name="T2">'s left and right successors are 2*</text:span><text:span text:style-name="T3">A</text:span><text:span text:style-name="T2"> and 2*</text:span><text:span text:style-name="T3">A</text:span><text:span text:style-name="T2">+1, respectively, supposed the successors do exist. This fact can be used to elegantly construct a complete binary tree structure. Write a method</text:span><text:span text:style-name="Source_20_Text"><text:span text:style-name="T2">completeBinaryTree</text:span></text:span><text:span text:style-name="T2"> that takes as parameters the number of nodes and the value to put in each node.</text:span></text:p>
      <text:p text:style-name="P7">scala&gt; Tree.completeBinaryTree(6, "x")</text:p>
      <text:p text:style-name="P10">res0: Node[String] = T(x T(x T(x . .) T(x . .)) T(x T(x . .) .))</text:p>
      <text:p text:style-name="P20"><text:bookmark text:name="p64"/><text:a xlink:type="simple" xlink:href="http://aperiodic.net/phil/scala/s-99/p64.scala"><text:span text:style-name="Strong_20_Emphasis">P64</text:span></text:a><text:span text:style-name="Strong_20_Emphasis"><text:span text:style-name="T2"> (**) Layout a binary tree (1).</text:span></text:span></text:p>
      <text:p text:style-name="P16"><draw:frame draw:style-name="fr1" draw:name="graphics2" text:anchor-type="paragraph" svg:width="1.997cm" svg:height="0.998cm" draw:z-index="1"><draw:image xlink:href="http://aperiodic.net/phil/scala/s-99/p64.gif" xlink:type="simple" xlink:show="embed" xlink:actuate="onLoad"/></draw:frame>As a preparation for drawing a tree, a layout algorithm is required to determine the position of each node in a rectangular grid. Several layout methods are conceivable, one of them is shown in the illustration on the right.</text:p>
      <text:p text:style-name="P16">In this layout strategy, the position of a node <text:span text:style-name="T7">v</text:span> is obtained by the following two rules:</text:p>
      <text:list xml:id="list120406387" text:style-name="L1">
        <text:list-item>
          <text:p text:style-name="P14">x(<text:span text:style-name="T7">v</text:span>) is equal to the position of the node <text:span text:style-name="T7">v</text:span> in the inorder sequence</text:p>
        </text:list-item>
        <text:list-item>
          <text:p text:style-name="P17">y(<text:span text:style-name="T7">v</text:span>) is equal to the depth of the node <text:span text:style-name="T7">v</text:span> in the tree</text:p>
        </text:list-item>
      </text:list>
      <text:p text:style-name="P16">In order to store the position of the nodes, we add a new class with the additional information.</text:p>
      <text:p text:style-name="P7">case class PositionedNode[+T](override val value: T, override val left: Tree[T], override val right: Tree[T], x: Int, y: Int) extends Node[T](value, left, right) {</text:p>
      <text:p text:style-name="P8"><text:s text:c="2"/><text:span text:style-name="T1">override def toString = "T[" + x.toString + "," + y.toString + "](" + value.toString + " " + left.toString + " " + right.toString + ")"</text:span></text:p>
      <text:p text:style-name="P10">}</text:p>
      <text:p text:style-name="P19"><text:span text:style-name="T2">Write a method </text:span><text:span text:style-name="Source_20_Text"><text:span text:style-name="T2">layoutBinaryTree</text:span></text:span><text:span text:style-name="T2"> that turns a tree of normal </text:span><text:span text:style-name="Source_20_Text"><text:span text:style-name="T2">Node</text:span></text:span><text:span text:style-name="T2">s into a tree of </text:span><text:span text:style-name="Source_20_Text"><text:span text:style-name="T2">PositionedNode</text:span></text:span><text:span text:style-name="T2">s.</text:span></text:p>
      <text:p text:style-name="P7">scala&gt; Node('a', Node('b', End, Node('c')), Node('d')).layoutBinaryTree</text:p>
      <text:p text:style-name="P10">res0: PositionedNode[Char] = T[3,1](a T[1,2](b . T[2,3](c . .)) T[4,2](d . .))</text:p>
      <text:p text:style-name="P19"><text:span text:style-name="T2">The tree at right may be constructed with</text:span><text:span text:style-name="Source_20_Text"><text:span text:style-name="T2">Tree.fromList(List('n','k','m','c','a','h','g','e','u','p','s','q'))</text:span></text:span><text:span text:style-name="T2">. Use it to check your code.</text:span></text:p>
      <text:p text:style-name="P20"><text:bookmark text:name="p65"/><text:a xlink:type="simple" xlink:href="http://aperiodic.net/phil/scala/s-99/p65.scala"><text:span text:style-name="Strong_20_Emphasis">P65</text:span></text:a><text:span text:style-name="Strong_20_Emphasis"><text:span text:style-name="T2"> (**) Layout a binary tree (2).</text:span></text:span></text:p>
      <text:p text:style-name="P16"><draw:frame draw:style-name="fr1" draw:name="graphics3" text:anchor-type="paragraph" svg:width="1.997cm" svg:height="0.998cm" draw:z-index="2"><draw:image xlink:href="http://aperiodic.net/phil/scala/s-99/p65.gif" xlink:type="simple" xlink:show="embed" xlink:actuate="onLoad"/></draw:frame>An alternative layout method is depicted in the illustration opposite. Find out the rules and write the corresponding method. Hint: On a given level, the horizontal distance between neighboring nodes is constant.</text:p>
      <text:p text:style-name="P19"><text:span text:style-name="T2">Use the same conventions as in problem </text:span><text:a xlink:type="simple" xlink:href="http://aperiodic.net/phil/scala/s-99/#p64">P64</text:a><text:span text:style-name="T2">.</text:span></text:p>
      <text:p text:style-name="P7">scala&gt; Node('a', Node('b', End, Node('c')), Node('d')).layoutBinaryTree2</text:p>
      <text:p text:style-name="P10">res0: PositionedNode[Char] = T[3,1]('a T[1,2]('b . T[2,3]('c . .)) T[5,2]('d . .))</text:p>
      <text:p text:style-name="P19"><text:span text:style-name="T2">The tree at right may be constructed with</text:span><text:span text:style-name="Source_20_Text"><text:span text:style-name="T2">Tree.fromList(List('n','k','m','c','a','e','d','g','u','p','q'))</text:span></text:span><text:span text:style-name="T2">. Use it to check your code.</text:span></text:p>
      <text:p text:style-name="P20"><text:bookmark text:name="p66"/><text:a xlink:type="simple" xlink:href="http://aperiodic.net/phil/scala/s-99/p66.scala"><text:span text:style-name="Strong_20_Emphasis">P66</text:span></text:a><text:span text:style-name="Strong_20_Emphasis"><text:span text:style-name="T2"> (***) Layout a binary tree (3).</text:span></text:span></text:p>
      <text:p text:style-name="P16"><draw:frame draw:style-name="fr1" draw:name="graphics4" text:anchor-type="paragraph" svg:width="1.997cm" svg:height="0.998cm" draw:z-index="3"><draw:image xlink:href="http://aperiodic.net/phil/scala/s-99/p66.gif" xlink:type="simple" xlink:show="embed" xlink:actuate="onLoad"/></draw:frame>Yet another layout strategy is shown in the illustration opposite. The method yields a very compact layout while maintaining a certain symmetry in every node. Find out the rules and write the corresponding method. Hint: Consider the horizontal distance between a node and its successor nodes. How tight can you pack together two subtrees to construct the combined binary tree?</text:p>
      <text:p text:style-name="P19"><text:span text:style-name="T2">Use the same conventions as in problem </text:span><text:a xlink:type="simple" xlink:href="http://aperiodic.net/phil/scala/s-99/#p64">P64</text:a><text:span text:style-name="T2"> and </text:span><text:a xlink:type="simple" xlink:href="http://aperiodic.net/phil/scala/s-99/#p65">P65</text:a><text:span text:style-name="T2">. Note: This is a difficult problem. Don't give up too early!</text:span></text:p>
      <text:p text:style-name="P7">scala&gt; Node('a', Node('b', End, Node('c')), Node('d')).layoutBinaryTree3</text:p>
      <text:p text:style-name="P10">res0: PositionedNode[Char] = T[2,1]('a T[1,2]('b . T[2,3]('c . .)) T[3,2]('d . .))</text:p>
      <text:p text:style-name="P16">Which layout do you like most?</text:p>
      <text:p text:style-name="P20"><text:bookmark text:name="p67"/><text:a xlink:type="simple" xlink:href="http://aperiodic.net/phil/scala/s-99/p67.scala"><text:span text:style-name="Strong_20_Emphasis">P67</text:span></text:a><text:span text:style-name="Strong_20_Emphasis"><text:span text:style-name="T2"> (**) A string representation of binary trees.</text:span></text:span></text:p>
      <text:p text:style-name="P16"><draw:frame draw:style-name="fr1" draw:name="graphics5" text:anchor-type="paragraph" svg:width="1.997cm" svg:height="0.998cm" draw:z-index="4"><draw:image xlink:href="http://aperiodic.net/phil/scala/s-99/p67.gif" xlink:type="simple" xlink:show="embed" xlink:actuate="onLoad"/></draw:frame>Somebody represents binary trees as strings of the following type (see example opposite):</text:p>
      <text:p text:style-name="P10">a(b(d,e),c(,f(g,)))</text:p>
      <text:p text:style-name="P19"><text:span text:style-name="T2">Write a method which generates this string representation, if the tree is given as usual (in </text:span><text:span text:style-name="Source_20_Text"><text:span text:style-name="T2">Node</text:span></text:span><text:span text:style-name="T2">s and </text:span><text:span text:style-name="Source_20_Text"><text:span text:style-name="T2">End</text:span></text:span><text:span text:style-name="T2">s). Use that method for the </text:span><text:span text:style-name="Source_20_Text"><text:span text:style-name="T2">Tree</text:span></text:span><text:span text:style-name="T2"> class's and subclass's </text:span><text:span text:style-name="Source_20_Text"><text:span text:style-name="T2">toString</text:span></text:span><text:span text:style-name="T2">methods. Then write a method (on the </text:span><text:span text:style-name="Source_20_Text"><text:span text:style-name="T2">Tree</text:span></text:span><text:span text:style-name="T2"> object) which does this inverse; i.e. given the string representation, construct the tree in the usual form.</text:span></text:p>
      <text:p text:style-name="P16">For simplicity, suppose the information in the nodes is a single letter and there are no spaces in the string.</text:p>
      <text:p text:style-name="P7">scala&gt; Node('a', Node('b', Node('d'), Node('e')), Node('c', End, Node('f', Node('g'), End))).toString</text:p>
      <text:p text:style-name="P7">res0: String = a(b(d,e),c(,f(g,)))</text:p>
      <text:p text:style-name="P9"/>
      <text:p text:style-name="P7">scala&gt; Tree.fromString("a(b(d,e),c(,f(g,)))")</text:p>
      <text:p text:style-name="P10">res1: Node[Char] = a(b(d,e),c(,f(g,)))</text:p>
      <text:p text:style-name="P20"><text:bookmark text:name="p68"/><text:a xlink:type="simple" xlink:href="http://aperiodic.net/phil/scala/s-99/p68.scala"><text:span text:style-name="Strong_20_Emphasis">P68</text:span></text:a><text:span text:style-name="Strong_20_Emphasis"><text:span text:style-name="T2"> (**) Preorder and inorder sequences of binary trees.</text:span></text:span></text:p>
      <text:p text:style-name="P19"><text:span text:style-name="T2">We consider binary trees with nodes that are identified by single lower-case letters, as in the example of problem</text:span><text:a xlink:type="simple" xlink:href="http://aperiodic.net/phil/scala/s-99/#p67">P67</text:a><text:span text:style-name="T2">.</text:span></text:p>
      <text:p text:style-name="P19"><text:span text:style-name="T2">a) Write methods </text:span><text:span text:style-name="Source_20_Text"><text:span text:style-name="T2">preorder</text:span></text:span><text:span text:style-name="T2"> and </text:span><text:span text:style-name="Source_20_Text"><text:span text:style-name="T2">inorder</text:span></text:span><text:span text:style-name="T2"> that construct the preorder and inorder sequence of a given binary tree, respectively. The results should be lists, e.g. </text:span><text:span text:style-name="Source_20_Text"><text:span text:style-name="T2">List('a','b','d','e','c','f','g')</text:span></text:span><text:span text:style-name="T2"> for the preorder sequence of the example in problem </text:span><text:a xlink:type="simple" xlink:href="http://aperiodic.net/phil/scala/s-99/#p67">P67</text:a><text:span text:style-name="T2">.</text:span></text:p>
      <text:p text:style-name="P7">scala&gt; Tree.string2Tree("a(b(d,e),c(,f(g,)))").preorder</text:p>
      <text:p text:style-name="P7">res0: List[Char] = List(a, b, d, e, c, f, g)</text:p>
      <text:p text:style-name="P9"/>
      <text:p text:style-name="P7">scala&gt; Tree.string2Tree("a(b(d,e),c(,f(g,)))").inorder</text:p>
      <text:p text:style-name="P10">res1: List[Char] = List(d, b, e, a, c, g, f)</text:p>
      <text:p text:style-name="P19"><text:span text:style-name="T2">b) If both the preorder sequence and the inorder sequence of the nodes of a binary tree are given, then the tree is determined unambiguously. Write a method </text:span><text:span text:style-name="Source_20_Text"><text:span text:style-name="T2">preInTree</text:span></text:span><text:span text:style-name="T2"> that does the job.</text:span></text:p>
      <text:p text:style-name="P7">scala&gt; Tree.preInTree(List('a', 'b', 'd', 'e', 'c', 'f', 'g'), List('d', 'b', 'e', 'a', 'c', 'g', 'f'))</text:p>
      <text:p text:style-name="P10">res2: Node[Char] = a(b(d,e),c(,f(g,)))</text:p>
      <text:p text:style-name="P19"><text:span text:style-name="T2">What happens if the same character appears in more than one node? Try, for instance,</text:span><text:span text:style-name="Source_20_Text"><text:span text:style-name="T2">Tree.preInTree(List('a', 'b', 'a'), List('b', 'a', 'a'))</text:span></text:span><text:span text:style-name="T2">.</text:span></text:p>
      <text:p text:style-name="P20"><text:bookmark text:name="p69"/><text:a xlink:type="simple" xlink:href="http://aperiodic.net/phil/scala/s-99/p69.scala"><text:span text:style-name="Strong_20_Emphasis">P69</text:span></text:a><text:span text:style-name="Strong_20_Emphasis"><text:span text:style-name="T2"> (**) Dotstring representation of binary trees.</text:span></text:span></text:p>
      <text:p text:style-name="P19"><text:span text:style-name="T2">We consider again binary trees with nodes that are identified by single lower-case letters, as in the example of problem </text:span><text:a xlink:type="simple" xlink:href="http://aperiodic.net/phil/scala/s-99/#p67">P67</text:a><text:span text:style-name="T2">. Such a tree can be represented by the preorder sequence of its nodes in which dots (.) are inserted where an empty subtree (</text:span><text:span text:style-name="Source_20_Text"><text:span text:style-name="T2">End</text:span></text:span><text:span text:style-name="T2">) is encountered during the tree traversal. For example, the tree shown in problem </text:span><text:a xlink:type="simple" xlink:href="http://aperiodic.net/phil/scala/s-99/#p67">P67</text:a><text:span text:style-name="T2">is represented as </text:span><text:span text:style-name="Source_20_Text"><text:span text:style-name="T2">"abd..e..c.fg..."</text:span></text:span><text:span text:style-name="T2">. First, try to establish a syntax (BNF or syntax diagrams) and then write two methods, </text:span><text:span text:style-name="Source_20_Text"><text:span text:style-name="T2">toDotstring</text:span></text:span><text:span text:style-name="T2"> and </text:span><text:span text:style-name="Source_20_Text"><text:span text:style-name="T2">fromDotstring</text:span></text:span><text:span text:style-name="T2">, which do the conversion in both directions.</text:span></text:p>
      <text:p text:style-name="P7">scala&gt; Tree.string2Tree("a(b(d,e),c(,f(g,)))").toDotstring</text:p>
      <text:p text:style-name="P7">res0: String = abd..e..c.fg...</text:p>
      <text:p text:style-name="P9"/>
      <text:p text:style-name="P7">scala&gt; Tree.fromDotstring("abd..e..c.fg...")</text:p>
      <text:p text:style-name="P10">res1: Node[Char] = a(b(d,e),c(,f(g,)))</text:p>
      <text:p text:style-name="P3"><text:span text:style-name="T2">The file containing the full class definitions for this section is </text:span><text:a xlink:type="simple" xlink:href="http://aperiodic.net/phil/scala/s-99/tree.scala">tree.scala</text:a><text:span text:style-name="T2">.</text:span></text:p>
      <text:h text:style-name="P22" text:outline-level="2"><text:bookmark text:name="mtrees"/>Multiway Trees</text:h>
      <text:p text:style-name="P2"><draw:frame draw:style-name="fr1" draw:name="graphics6" text:anchor-type="paragraph" svg:width="1.997cm" svg:height="0.998cm" draw:z-index="5"><draw:image xlink:href="http://aperiodic.net/phil/scala/s-99/p70.gif" xlink:type="simple" xlink:show="embed" xlink:actuate="onLoad"/></draw:frame>A multiway tree is composed of a root element and a (possibly empty) set of successors which are multiway trees themselves. A multiway tree is never empty. The set of successor trees is sometimes called a forest.</text:p>
      <text:p text:style-name="P2">The code to represent these is somewhat simpler than the code for binary trees, partly because we don't separate classes for nodes and terminators, and partly because we don't need the restriction that the value type be ordered.</text:p>
      <text:p text:style-name="P4">case class MTree[+T](value: T, children: List[MTree[T]]) {</text:p>
      <text:p text:style-name="P5"><text:s text:c="2"/><text:span text:style-name="T1">def this(value: T) = this(value, List())</text:span></text:p>
      <text:p text:style-name="P5"><text:s text:c="2"/><text:span text:style-name="T1">override def toString = "M(" + value.toString + " {" + children.map(_.toString).mkString(",") + "})"</text:span></text:p>
      <text:p text:style-name="P4">}</text:p>
      <text:p text:style-name="P6"/>
      <text:p text:style-name="P4">object MTree {</text:p>
      <text:p text:style-name="P5"><text:s text:c="2"/><text:span text:style-name="T1">def apply[T](value: T) = new MTree(value, List())</text:span></text:p>
      <text:p text:style-name="P5"><text:s text:c="2"/><text:span text:style-name="T1">def apply[T](value: T, children: List[MTree[T]]) = new MTree(value, children)</text:span></text:p>
      <text:p text:style-name="P12">}</text:p>
      <text:p text:style-name="P2">The example tree is, thus:</text:p>
      <text:p text:style-name="P3"><text:span text:style-name="Source_20_Text"><text:span text:style-name="T2">MTree('a', List(MTree('f', List(MTree('g'))), MTree('c'), MTree('b', List(MTree('d'), MTree('e')))))</text:span></text:span></text:p>
      <text:p text:style-name="P3"><text:span text:style-name="T2">The starting code skeleton for this section is </text:span><text:a xlink:type="simple" xlink:href="http://aperiodic.net/phil/scala/s-99/mtree1.scala">mtree1.scala</text:a><text:span text:style-name="T2">.</text:span></text:p>
      <text:p text:style-name="P20"><text:bookmark text:name="pP70B"/><text:span text:style-name="Strong_20_Emphasis"><text:span text:style-name="T2">P70B Omitted; we can only create well-formed trees.</text:span></text:span></text:p>
      <text:p text:style-name="P15"/>
      <text:p text:style-name="P20"><text:bookmark text:name="pP70C"/><text:a xlink:type="simple" xlink:href="http://aperiodic.net/phil/scala/s-99/p70c.scala"><text:span text:style-name="Strong_20_Emphasis">P70C</text:span></text:a><text:span text:style-name="Strong_20_Emphasis"><text:span text:style-name="T2"> (*) Count the nodes of a multiway tree.</text:span></text:span></text:p>
      <text:p text:style-name="P19"><text:span text:style-name="T2">Write a method </text:span><text:span text:style-name="Source_20_Text"><text:span text:style-name="T2">nodeCount</text:span></text:span><text:span text:style-name="T2"> which counts the nodes of a given multiway tree.</text:span></text:p>
      <text:p text:style-name="P7">scala&gt; MTree('a', List(MTree('f'))).nodeCount</text:p>
      <text:p text:style-name="P10">res0: Int = 2</text:p>
      <text:p text:style-name="P20"><text:bookmark text:name="p70"/><text:a xlink:type="simple" xlink:href="http://aperiodic.net/phil/scala/s-99/p70.scala"><text:span text:style-name="Strong_20_Emphasis">P70</text:span></text:a><text:span text:style-name="Strong_20_Emphasis"><text:span text:style-name="T2"> (**) Tree construction from a node string.</text:span></text:span></text:p>
      <text:p text:style-name="P16"><draw:frame draw:style-name="fr1" draw:name="graphics7" text:anchor-type="paragraph" svg:width="3.916cm" svg:height="3.281cm" draw:z-index="6"><draw:image xlink:href="http://aperiodic.net/phil/scala/s-99/p70.gif" xlink:type="simple" xlink:show="embed" xlink:actuate="onLoad"/></draw:frame>We suppose that the nodes of a multiway tree contain single characters. In the depth-first order sequence of its nodes, a special character ^ has been inserted whenever, during the tree traversal, the move is a backtrack to the previous level.</text:p>
      <text:p text:style-name="P16">By this rule, the tree in the figure opposite is represented as:</text:p>
      <text:p text:style-name="P10">afg^^c^bd^e^^^</text:p>
      <text:p text:style-name="P19"><text:span text:style-name="T2">Define the syntax of the string and write a function </text:span><text:span text:style-name="Source_20_Text"><text:span text:style-name="T2">string2MTree</text:span></text:span><text:span text:style-name="T2"> to construct an </text:span><text:span text:style-name="Source_20_Text"><text:span text:style-name="T2">MTree</text:span></text:span><text:span text:style-name="T2"> from a </text:span><text:span text:style-name="Source_20_Text"><text:span text:style-name="T2">String</text:span></text:span><text:span text:style-name="T2">. Make the function an implicit conversion from </text:span><text:span text:style-name="Source_20_Text"><text:span text:style-name="T2">String</text:span></text:span><text:span text:style-name="T2">. Write the reverse function, and make it the toString method of MTree.</text:span></text:p>
      <text:p text:style-name="P7">scala&gt; MTree('a', List(MTree('f', List(MTree('g'))), MTree('c'), MTree('b', List(MTree('d'), MTree('e'))))).toString</text:p>
      <text:p text:style-name="P10">res0: String = afg^^c^bd^e^^^</text:p>
      <text:p text:style-name="P20"><text:bookmark text:name="p71"/><text:a xlink:type="simple" xlink:href="http://aperiodic.net/phil/scala/s-99/p71.scala"><text:span text:style-name="Strong_20_Emphasis">P71</text:span></text:a><text:span text:style-name="Strong_20_Emphasis"><text:span text:style-name="T2"> (*) Determine the internal path length of a tree.</text:span></text:span></text:p>
      <text:p text:style-name="P19"><text:span text:style-name="T2">We define the internal path length of a multiway tree as the total sum of the path lengths from the root to all nodes of the tree. By this definition, the tree in the figure of problem </text:span><text:a xlink:type="simple" xlink:href="http://aperiodic.net/phil/scala/s-99/3p70">P70</text:a><text:span text:style-name="T2"> has an internal path length of 9. Write a method</text:span><text:span text:style-name="Source_20_Text"><text:span text:style-name="T2">internalPathLength</text:span></text:span><text:span text:style-name="T2"> to return that sum.</text:span></text:p>
      <text:p text:style-name="P7">scala&gt; "afg^^c^bd^e^^^".internalPathLength</text:p>
      <text:p text:style-name="P10">res0: Int = 9</text:p>
      <text:p text:style-name="P20"><text:bookmark text:name="p72"/><text:a xlink:type="simple" xlink:href="http://aperiodic.net/phil/scala/s-99/p72.scala"><text:span text:style-name="Strong_20_Emphasis">P72</text:span></text:a><text:span text:style-name="Strong_20_Emphasis"><text:span text:style-name="T2"> (*) Construct the postorder sequence of the tree nodes.</text:span></text:span></text:p>
      <text:p text:style-name="P19"><text:span text:style-name="T2">Write a method </text:span><text:span text:style-name="Source_20_Text"><text:span text:style-name="T2">postorder</text:span></text:span><text:span text:style-name="T2"> which constructs the postorder sequence of the nodes of a multiway tree. The result should be a </text:span><text:span text:style-name="Source_20_Text"><text:span text:style-name="T2">List</text:span></text:span><text:span text:style-name="T2">.</text:span></text:p>
      <text:p text:style-name="P7">scala&gt; "afg^^c^bd^e^^^".postorder</text:p>
      <text:p text:style-name="P10">res0: List[Char] = List(g, f, c, d, e, b, a)</text:p>
      <text:p text:style-name="P20"><text:bookmark text:name="p73"/><text:a xlink:type="simple" xlink:href="http://aperiodic.net/phil/scala/s-99/p73.scala"><text:span text:style-name="Strong_20_Emphasis">P73</text:span></text:a><text:span text:style-name="Strong_20_Emphasis"><text:span text:style-name="T2"> (**) Lisp-like tree representation.</text:span></text:span></text:p>
      <text:p text:style-name="P16">There is a particular notation for multiway trees in Lisp. Lisp is a prominent functional programming language. In Lisp almost everything is a list.</text:p>
      <text:p text:style-name="P19"><text:span text:style-name="T2">Our example tree would be represented in Lisp as </text:span><text:span text:style-name="Source_20_Text"><text:span text:style-name="T2">(a (f g) c (b d e))</text:span></text:span><text:span text:style-name="T2">. The following pictures give some more examples.</text:span></text:p>
      <text:p text:style-name="P18"><draw:frame draw:style-name="fr2" draw:name="graphics8" text:anchor-type="as-char" svg:width="15.61cm" svg:height="4.419cm" draw:z-index="7"><draw:image xlink:href="http://aperiodic.net/phil/scala/s-99/p73.png" xlink:type="simple" xlink:show="embed" xlink:actuate="onLoad"/></draw:frame></text:p>
      <text:p text:style-name="P19"><text:span text:style-name="T2">Note that in the "lispy" notation a node with successors (children) in the tree is always the first element in a list, followed by its children. The "lispy" representation of a multiway tree is a sequence of atoms and parentheses '(' and ')', with the atoms separated by spaces. We can represent this syntax as a Scala </text:span><text:span text:style-name="Source_20_Text"><text:span text:style-name="T2">String</text:span></text:span><text:span text:style-name="T2">. Write a method</text:span><text:span text:style-name="Source_20_Text"><text:span text:style-name="T2">lispyTree</text:span></text:span><text:span text:style-name="T2"> which constructs a "lispy string" from an </text:span><text:span text:style-name="Source_20_Text"><text:span text:style-name="T2">MTree</text:span></text:span><text:span text:style-name="T2">.</text:span></text:p>
      <text:p text:style-name="P7">scala&gt; MTree("a", List(MTree("b", List(MTree("c"))))).lispyTree</text:p>
      <text:p text:style-name="P10">res0: String = (a (b c))</text:p>
      <text:p text:style-name="P16">As a second, even more interesting, exercise try to write a method that takes a "lispy" string and turns it into a multiway tree.</text:p>
      <text:p text:style-name="P19"><text:span text:style-name="T2">[Note: Much of this problem is taken from the wording of the same problem in the Prolog set. This is certainly one way of looking at Lisp notation, but it's not how the language actually represents that syntax internally. I can elaborate more on this, if requested. &lt;</text:span><text:a xlink:type="simple" xlink:href="mailto:phil_g@pobox.com">PMG</text:a><text:span text:style-name="T2">&gt;]</text:span></text:p>
      <text:p text:style-name="P3"><text:span text:style-name="T2">The complete source file for this section is </text:span><text:a xlink:type="simple" xlink:href="http://aperiodic.net/phil/scala/s-99/mtree.scala">mtree.scala</text:a><text:span text:style-name="T2">.</text:span></text:p>
      <text:h text:style-name="P22" text:outline-level="2"><text:bookmark text:name="graphs"/>Graphs</text:h>
      <text:p text:style-name="P2"><draw:frame draw:style-name="fr1" draw:name="graphics9" text:anchor-type="paragraph" svg:width="1.997cm" svg:height="0.998cm" draw:z-index="8"><draw:image xlink:href="http://aperiodic.net/phil/scala/s-99/graph1.gif" xlink:type="simple" xlink:show="embed" xlink:actuate="onLoad"/></draw:frame>A graph is defined as a set of nodes and a set of edges, where each edge is a pair of nodes.</text:p>
      <text:p text:style-name="P3"><text:span text:style-name="T2">The class to represent a graph is mutable, which isn't in keeping with pure functional programming, but a pure functional data structure would make things much, much more complicated. [Pure functional graphs with cycles require laziness; I think Scala can handle it, but I think that would add too much of a barrier to the following questions. &lt;</text:span><text:a xlink:type="simple" xlink:href="mailto:phil_g@pobox.com">PMG</text:a><text:span text:style-name="T2">&gt;]</text:span></text:p>
      <text:p text:style-name="P3"><text:span text:style-name="T2">Our </text:span><text:span text:style-name="Source_20_Text"><text:span text:style-name="T2">Graph</text:span></text:span><text:span text:style-name="T2">s use an incidence list internally. Each has a list of nodes and a list of edges. Each node also has a list of edges that connect it to other nodes. In a directed graph, nodes that are the target of arcs do not have references to those arcs in their adjacency list.</text:span></text:p>
      <text:p text:style-name="P4">abstract class GraphBase[T, U] {</text:p>
      <text:p text:style-name="P5"><text:s text:c="2"/><text:span text:style-name="T1">case class Edge(n1: Node, n2: Node, value: U) {</text:span></text:p>
      <text:p text:style-name="P5"><text:s text:c="4"/><text:span text:style-name="T1">def toTuple = (n1.value, n2.value, value)</text:span></text:p>
      <text:p text:style-name="P5"><text:s text:c="2"/><text:span text:style-name="T1">}</text:span></text:p>
      <text:p text:style-name="P5"><text:s text:c="2"/><text:span text:style-name="T1">case class Node(value: T) {</text:span></text:p>
      <text:p text:style-name="P5"><text:s text:c="4"/><text:span text:style-name="T1">var adj: List[Edge] = Nil</text:span></text:p>
      <text:p text:style-name="P5"><text:s text:c="4"/><text:span text:style-name="T1">def neighbors: List[Node] = adj.map(edgeTarget(_, this).get)</text:span></text:p>
      <text:p text:style-name="P5"><text:s text:c="2"/><text:span text:style-name="T1">}</text:span></text:p>
      <text:p text:style-name="P6"/>
      <text:p text:style-name="P5"><text:s text:c="2"/><text:span text:style-name="T1">var nodes: Map[T, Node] = Map()</text:span></text:p>
      <text:p text:style-name="P5"><text:s text:c="2"/><text:span text:style-name="T1">var edges: List[Edge] = Nil</text:span></text:p>
      <text:p text:style-name="P6"/>
      <text:p text:style-name="P5"><text:s text:c="2"/><text:span text:style-name="T1">// If the edge E connects N to another node, returns the other node,</text:span></text:p>
      <text:p text:style-name="P5"><text:s text:c="2"/><text:span text:style-name="T1">// otherwise returns None.</text:span></text:p>
      <text:p text:style-name="P5"><text:s text:c="2"/><text:span text:style-name="T1">def edgeTarget(e: Edge, n: Node): Option[Node]</text:span></text:p>
      <text:p text:style-name="P6"/>
      <text:p text:style-name="P5"><text:s text:c="2"/><text:span text:style-name="T1">override def equals(o: Any) = o match {</text:span></text:p>
      <text:p text:style-name="P5"><text:s text:c="4"/><text:span text:style-name="T1">case g: GraphBase[T,U] =&gt; (nodes.keys.toList -- g.nodes.keys.toList == Nil &amp;&amp;</text:span></text:p>
      <text:p text:style-name="P5"><text:s text:c="31"/><text:span text:style-name="T1">edges.map(_.toTuple) -- g.edges.map(_.toTuple) == Nil)</text:span></text:p>
      <text:p text:style-name="P5"><text:s text:c="4"/><text:span text:style-name="T1">case _ =&gt; false</text:span></text:p>
      <text:p text:style-name="P5"><text:s text:c="2"/><text:span text:style-name="T1">}</text:span></text:p>
      <text:p text:style-name="P6"/>
      <text:p text:style-name="P5"><text:s text:c="2"/><text:span text:style-name="T1">def addNode(value: T) = {</text:span></text:p>
      <text:p text:style-name="P5"><text:s text:c="4"/><text:span text:style-name="T1">val n = new Node(value)</text:span></text:p>
      <text:p text:style-name="P5"><text:s text:c="4"/><text:span text:style-name="T1">nodes = Map(value -&gt; n) ++ nodes</text:span></text:p>
      <text:p text:style-name="P5"><text:s text:c="4"/><text:span text:style-name="T1">n</text:span></text:p>
      <text:p text:style-name="P5"><text:s text:c="2"/><text:span text:style-name="T1">}</text:span></text:p>
      <text:p text:style-name="P4">}</text:p>
      <text:p text:style-name="P6"/>
      <text:p text:style-name="P4">class Graph[T, U] extends GraphBase[T, U] {</text:p>
      <text:p text:style-name="P5"><text:s text:c="2"/><text:span text:style-name="T1">override def equals(o: Any) = o match {</text:span></text:p>
      <text:p text:style-name="P5"><text:s text:c="4"/><text:span text:style-name="T1">case g: Graph[T,U] =&gt; super.equals(g)</text:span></text:p>
      <text:p text:style-name="P5"><text:s text:c="4"/><text:span text:style-name="T1">case _ =&gt; false</text:span></text:p>
      <text:p text:style-name="P5"><text:s text:c="2"/><text:span text:style-name="T1">}</text:span></text:p>
      <text:p text:style-name="P6"/>
      <text:p text:style-name="P5"><text:s text:c="2"/><text:span text:style-name="T1">def edgeTarget(e: Edge, n: Node): Option[Node] =</text:span></text:p>
      <text:p text:style-name="P5"><text:s text:c="4"/><text:span text:style-name="T1">if (e.n1 == n) Some(e.n2)</text:span></text:p>
      <text:p text:style-name="P5"><text:s text:c="4"/><text:span text:style-name="T1">else if (e.n2 == n) Some(e.n1)</text:span></text:p>
      <text:p text:style-name="P5"><text:s text:c="4"/><text:span text:style-name="T1">else None</text:span></text:p>
      <text:p text:style-name="P6"/>
      <text:p text:style-name="P5"><text:s text:c="2"/><text:span text:style-name="T1">def addEdge(n1: T, n2: T, value: U) = {</text:span></text:p>
      <text:p text:style-name="P5"><text:s text:c="4"/><text:span text:style-name="T1">val e = new Edge(nodes(n1), nodes(n2), value)</text:span></text:p>
      <text:p text:style-name="P5"><text:s text:c="4"/><text:span text:style-name="T1">edges = e :: edges</text:span></text:p>
      <text:p text:style-name="P5"><text:s text:c="4"/><text:span text:style-name="T1">nodes(n1).adj = e :: nodes(n1).adj</text:span></text:p>
      <text:p text:style-name="P5"><text:s text:c="4"/><text:span text:style-name="T1">nodes(n2).adj = e :: nodes(n2).adj</text:span></text:p>
      <text:p text:style-name="P5"><text:s text:c="2"/><text:span text:style-name="T1">}</text:span></text:p>
      <text:p text:style-name="P4">}</text:p>
      <text:p text:style-name="P6"/>
      <text:p text:style-name="P4">class Digraph[T, U] extends GraphBase[T, U] {</text:p>
      <text:p text:style-name="P5"><text:s text:c="2"/><text:span text:style-name="T1">override def equals(o: Any) = o match {</text:span></text:p>
      <text:p text:style-name="P5"><text:s text:c="4"/><text:span text:style-name="T1">case g: Digraph[T,U] =&gt; super.equals(g)</text:span></text:p>
      <text:p text:style-name="P5"><text:s text:c="4"/><text:span text:style-name="T1">case _ =&gt; false</text:span></text:p>
      <text:p text:style-name="P5"><text:s text:c="2"/><text:span text:style-name="T1">}</text:span></text:p>
      <text:p text:style-name="P6"/>
      <text:p text:style-name="P5"><text:s text:c="2"/><text:span text:style-name="T1">def edgeTarget(e: Edge, n: Node): Option[Node] =</text:span></text:p>
      <text:p text:style-name="P5"><text:s text:c="4"/><text:span text:style-name="T1">if (e.n1 == n) Some(e.n2)</text:span></text:p>
      <text:p text:style-name="P5"><text:s text:c="4"/><text:span text:style-name="T1">else None</text:span></text:p>
      <text:p text:style-name="P6"/>
      <text:p text:style-name="P5"><text:s text:c="2"/><text:span text:style-name="T1">def addArc(source: T, dest: T, value: U) = {</text:span></text:p>
      <text:p text:style-name="P5"><text:s text:c="4"/><text:span text:style-name="T1">val e = new Edge(nodes(source), nodes(dest), value)</text:span></text:p>
      <text:p text:style-name="P5"><text:s text:c="4"/><text:span text:style-name="T1">edges = e :: edges</text:span></text:p>
      <text:p text:style-name="P5"><text:s text:c="4"/><text:span text:style-name="T1">nodes(source).adj = e :: nodes(source).adj</text:span></text:p>
      <text:p text:style-name="P5"><text:s text:c="2"/><text:span text:style-name="T1">}</text:span></text:p>
      <text:p text:style-name="P12">}</text:p>
      <text:p text:style-name="P3"><text:span text:style-name="T2">The full initial Graph code, which also includes objects for creating graphs, is in </text:span><text:a xlink:type="simple" xlink:href="http://aperiodic.net/phil/scala/s-99/graph1.scala">graph1.scala</text:a><text:span text:style-name="T2">.</text:span></text:p>
      <text:p text:style-name="P3"><text:span text:style-name="T2">There are a few ways to create a graph from primitives. The </text:span><text:span text:style-name="Emphasis"><text:span text:style-name="T2">graph-term form</text:span></text:span><text:span text:style-name="T2"> lists the nodes and edges separately:</text:span></text:p>
      <text:p text:style-name="P4">Graph.term(List('b', 'c', 'd', 'f', 'g', 'h', 'k'),</text:p>
      <text:p text:style-name="P13"><text:s text:c="11"/><text:span text:style-name="T1">List(('b', 'c'), ('b', 'f'), ('c', 'f'), ('f', 'k'), ('g', 'h')))</text:span></text:p>
      <text:p text:style-name="P3"><text:span text:style-name="T2">The </text:span><text:span text:style-name="Emphasis"><text:span text:style-name="T2">adjacency-list form</text:span></text:span><text:span text:style-name="T2"> associates each node with its adjacent nodes. In an undirected graph, care must be taken to ensure that all links are symmetric--if b is adjacent to c, c must also be adjacent to b.</text:span></text:p>
      <text:p text:style-name="P4">Graph.adjacent(List(('b', List('c', 'f')), ('c', List('b', 'f')), ('d', Nil),</text:p>
      <text:p text:style-name="P5"><text:s text:c="20"/><text:span text:style-name="T1">('f', List('b', 'c', 'k')), ('g', List('h')), ('h', List('g')),</text:span></text:p>
      <text:p text:style-name="P13"><text:s text:c="20"/><text:span text:style-name="T1">('k', List('f'))))</text:span></text:p>
      <text:p text:style-name="P2">The representations we introduced so far are bound to our implementation and therefore well suited for automated processing, but their syntax is not very user-friendly. Typing the terms by hand is cumbersome and error-prone. We can define a more compact and "human-friendly" notation as follows: A graph is represented by a string of terms of the type X or Y-Z separated by commas. The standalone terms stand for isolated nodes, the Y-Z terms describe edges. If an X appears as an endpoint of an edge, it is automatically defined as a node. Our example could be written as:</text:p>
      <text:p text:style-name="P12">[b-c, f-c, g-h, d, f-b, k-f, h-g]</text:p>
      <text:p text:style-name="P3"><text:span text:style-name="T2">We call this the </text:span><text:span text:style-name="Emphasis"><text:span text:style-name="T2">human-friendly form</text:span></text:span><text:span text:style-name="T2">. As the example shows, the list does not have to be sorted and may even contain the same edge multiple times. Notice the isolated node d.</text:span></text:p>
      <text:p text:style-name="P3"><draw:frame draw:style-name="fr1" draw:name="graphics10" text:anchor-type="paragraph" svg:width="3.254cm" svg:height="4.604cm" draw:z-index="9"><draw:image xlink:href="http://aperiodic.net/phil/scala/s-99/graph2.gif" xlink:type="simple" xlink:show="embed" xlink:actuate="onLoad"/></draw:frame><text:span text:style-name="T2">When the edges of a graph are </text:span><text:span text:style-name="Emphasis"><text:span text:style-name="T2">directed</text:span></text:span><text:span text:style-name="T2">, we call them arcs. These are represented by ordered pairs. Such a graph is called directed graph. To represent a directed graph, the forms discussed above are slightly modified. The example graph opposite is represented as follows:</text:span></text:p>
      <text:p text:style-name="P3"><text:span text:style-name="Emphasis"><text:span text:style-name="T2">graph-term form</text:span></text:span><text:span text:style-name="T2">:</text:span></text:p>
      <text:p text:style-name="P4">Digraph.term(List('r', 's', 't', 'u', 'v'),</text:p>
      <text:p text:style-name="P13"><text:s text:c="13"/><text:span text:style-name="T1">List(('s', 'r'), ('s', 'u'), ('u', 'r'), ('u', 's'), ('v', 'u')))</text:span></text:p>
      <text:p text:style-name="P3"><text:span text:style-name="Emphasis"><text:span text:style-name="T2">adjacency-list form</text:span></text:span><text:span text:style-name="T2">:</text:span></text:p>
      <text:p text:style-name="P4">Digraph.adjacent(List(('r', Nil), ('s', List('r', 'u')), ('t', Nil),</text:p>
      <text:p text:style-name="P13"><text:s text:c="22"/><text:span text:style-name="T1">('u', List('r', 's')), ('v', List('u'))))</text:span></text:p>
      <text:p text:style-name="P2">(Note that the adjacency-list form is the same for graphs and digraphs.)</text:p>
      <text:p text:style-name="P3"><text:span text:style-name="Emphasis"><text:span text:style-name="T2">human-friendly form</text:span></text:span><text:span text:style-name="T2">:</text:span></text:p>
      <text:p text:style-name="P12">[s&gt;r, t, u&gt;r, s&gt;u, u&gt;s, v&gt;u]</text:p>
      <text:p text:style-name="P2"><draw:frame draw:style-name="fr1" draw:name="graphics11" text:anchor-type="paragraph" svg:width="1.997cm" svg:height="0.998cm" draw:z-index="10"><draw:image xlink:href="http://aperiodic.net/phil/scala/s-99/graph3.gif" xlink:type="simple" xlink:show="embed" xlink:actuate="onLoad"/></draw:frame>Finally, graphs and digraphs may have additional information attached to nodes and edges (arcs). For the nodes, this is no problem, as we can put any type into them. On the other hand, for edges we have to extend our notation. Graphs with additional information attached to edges are called labeled graphs.</text:p>
      <text:p text:style-name="P3"><text:span text:style-name="Emphasis"><text:span text:style-name="T2">graph-term form</text:span></text:span><text:span text:style-name="T2">:</text:span></text:p>
      <text:p text:style-name="P4">Digraph.termLabel(List('k', 'm', 'p', 'q'),</text:p>
      <text:p text:style-name="P13"><text:s text:c="18"/><text:span text:style-name="T1">List(('m', 'q', 7), ('p', 'm', 5), ('p', 'q', 9)))</text:span></text:p>
      <text:p text:style-name="P3"><text:span text:style-name="Emphasis"><text:span text:style-name="T2">adjacency-list form</text:span></text:span><text:span text:style-name="T2">:</text:span></text:p>
      <text:p text:style-name="P4">Digraph.adjacentLabel(</text:p>
      <text:p text:style-name="P5"><text:s text:c="2"/><text:span text:style-name="T1">List(('k', Nil), ('m', List(('q', 7))), ('p', List(('m', 5), ('q', 9))),</text:span></text:p>
      <text:p text:style-name="P13"><text:s text:c="7"/><text:span text:style-name="T1">('q', Nil)))</text:span></text:p>
      <text:p text:style-name="P3"><text:span text:style-name="Emphasis"><text:span text:style-name="T2">human-friendly form</text:span></text:span><text:span text:style-name="T2">:</text:span></text:p>
      <text:p text:style-name="P12">[p&gt;q/9, m&gt;q/7, k, p&gt;m/5]</text:p>
      <text:p text:style-name="P2">The notation for labeled graphs can also be used for so-called multi-graphs, where more than one edge (or arc) is allowed between two given nodes.</text:p>
      <text:p text:style-name="P20"><text:bookmark text:name="p80"/><text:a xlink:type="simple" xlink:href="http://aperiodic.net/phil/scala/s-99/p80.scala"><text:span text:style-name="Strong_20_Emphasis">P80</text:span></text:a><text:span text:style-name="Strong_20_Emphasis"><text:span text:style-name="T2"> (***) Conversions.</text:span></text:span></text:p>
      <text:p text:style-name="P19"><text:span text:style-name="T2">Write methods to generate the graph-term and adjacency-list forms from a </text:span><text:span text:style-name="Source_20_Text"><text:span text:style-name="T2">Graph</text:span></text:span><text:span text:style-name="T2">. Write another method to output the human-friendly form for a graph. Make it the </text:span><text:span text:style-name="Source_20_Text"><text:span text:style-name="T2">toString</text:span></text:span><text:span text:style-name="T2"> method for </text:span><text:span text:style-name="Source_20_Text"><text:span text:style-name="T2">Graph</text:span></text:span><text:span text:style-name="T2">. Write more functions to create graphs from strings.</text:span></text:p>
      <text:p text:style-name="P16">Hint: You might need separate functions for labeled and unlabeled graphs.</text:p>
      <text:p text:style-name="P7">scala&gt; Graph.fromString("[b-c, f-c, g-h, d, f-b, k-f, h-g]").toTermForm</text:p>
      <text:p text:style-name="P7">res0: (List[String], List[(String, String, Unit)]) = (List(d, k, h, c, f, g, b),List((h,g,()), (k,f,()), (f,b,()), (g,h,()), (f,c,()), (b,c,())))</text:p>
      <text:p text:style-name="P9"/>
      <text:p text:style-name="P7">scala&gt; Digraph.fromStringLabel("[p&gt;q/9, m&gt;q/7, k, p&gt;m/5]").toAdjacentForm</text:p>
      <text:p text:style-name="P10">res1: List[(String, List[(String, Int)])] = List((m,List((q,7))), (p,List((m,5), (q,9))), (k,List()), (q,List()))</text:p>
      <text:p text:style-name="P20"><text:bookmark text:name="p81"/><text:a xlink:type="simple" xlink:href="http://aperiodic.net/phil/scala/s-99/p81.scala"><text:span text:style-name="Strong_20_Emphasis">P81</text:span></text:a><text:span text:style-name="Strong_20_Emphasis"><text:span text:style-name="T2"> (**) Path from one node to another one.</text:span></text:span></text:p>
      <text:p text:style-name="P19"><text:span text:style-name="T2">Write a method named </text:span><text:span text:style-name="Source_20_Text"><text:span text:style-name="T2">findPaths</text:span></text:span><text:span text:style-name="T2"> to find acyclic paths from one node to another in a graph. The method should return all paths.</text:span></text:p>
      <text:p text:style-name="P7">scala&gt; Digraph.fromStringLabel("[p&gt;q/9, m&gt;q/7, k, p&gt;m/5]").findPaths("p", "q")</text:p>
      <text:p text:style-name="P7">res0: List[List[String]] = List(List(p, q), List(p, m, q))</text:p>
      <text:p text:style-name="P8"><text:s text:c="4"/></text:p>
      <text:p text:style-name="P7">scala&gt; Digraph.fromStringLabel("[p&gt;q/9, m&gt;q/7, k, p&gt;m/5]").findPaths("p", "k")</text:p>
      <text:p text:style-name="P10">res1: List[List[String]] = List()</text:p>
      <text:p text:style-name="P20"><text:bookmark text:name="p82"/><text:a xlink:type="simple" xlink:href="http://aperiodic.net/phil/scala/s-99/p82.scala"><text:span text:style-name="Strong_20_Emphasis">P82</text:span></text:a><text:span text:style-name="Strong_20_Emphasis"><text:span text:style-name="T2"> (*) Cycle from a given node.</text:span></text:span></text:p>
      <text:p text:style-name="P19"><text:span text:style-name="T2">Write a method named </text:span><text:span text:style-name="Source_20_Text"><text:span text:style-name="T2">findCycles</text:span></text:span><text:span text:style-name="T2"> to find closed paths (cycles) starting at a given node in a graph. The method should return all cycles.</text:span></text:p>
      <text:p text:style-name="P7">scala&gt; Graph.fromString("[b-c, f-c, g-h, d, f-b, k-f, h-g]").findCycles("f")</text:p>
      <text:p text:style-name="P10">res0: List[List[String]] = List(List(f, c, b, f), List(f, b, c, f))</text:p>
      <text:p text:style-name="P20"><text:bookmark text:name="p83"/><text:a xlink:type="simple" xlink:href="http://aperiodic.net/phil/scala/s-99/p83.scala"><text:span text:style-name="Strong_20_Emphasis">P83</text:span></text:a><text:span text:style-name="Strong_20_Emphasis"><text:span text:style-name="T2"> (**) Construct all spanning trees.</text:span></text:span></text:p>
      <text:p text:style-name="P19"><draw:frame draw:style-name="fr1" draw:name="graphics12" text:anchor-type="paragraph" svg:width="1.997cm" svg:height="0.998cm" draw:z-index="11"><draw:image xlink:href="http://aperiodic.net/phil/scala/s-99/p83.gif" xlink:type="simple" xlink:show="embed" xlink:actuate="onLoad"/></draw:frame><text:span text:style-name="T2">Write a method </text:span><text:span text:style-name="Source_20_Text"><text:span text:style-name="T2">spanningTrees</text:span></text:span><text:span text:style-name="T2"> to construct all spanning trees of a given graph. With this method, find out how many spanning trees there are for the graph depicted to the right. The data of this example graph can be found below. When you have a correct solution for the</text:span><text:span text:style-name="Source_20_Text"><text:span text:style-name="T2">spanningTrees</text:span></text:span><text:span text:style-name="T2"> method, use it to define two other useful methods: </text:span><text:span text:style-name="Source_20_Text"><text:span text:style-name="T2">isTree</text:span></text:span><text:span text:style-name="T2"> and </text:span><text:span text:style-name="Source_20_Text"><text:span text:style-name="T2">isConnected</text:span></text:span><text:span text:style-name="T2">. Both are five-minute tasks!</text:span></text:p>
      <text:p text:style-name="P16">Graph:</text:p>
      <text:p text:style-name="P7">Graph.term(List('a', 'b', 'c', 'd', 'e', 'f', 'g', 'h'),</text:p>
      <text:p text:style-name="P8"><text:s text:c="11"/><text:span text:style-name="T1">List(('a', 'b'), ('a', 'd'), ('b', 'c'), ('b', 'e'),</text:span></text:p>
      <text:p text:style-name="P8"><text:s text:c="16"/><text:span text:style-name="T1">('c', 'e'), ('d', 'e'), ('d', 'f'), ('d', 'g'),</text:span></text:p>
      <text:p text:style-name="P11"><text:s text:c="16"/><text:span text:style-name="T1">('e', 'h'), ('f', 'g'), ('g', 'h')))</text:span></text:p>
      <text:p text:style-name="P7">scala&gt; Graph.fromString("[a-b, b-c, a-c]").spanningTrees</text:p>
      <text:p text:style-name="P10">res0: List[Graph[String,Unit]] = List([a-b, b-c], [a-c, b-c], [a-b, a-c])</text:p>
      <text:p text:style-name="P20"><text:bookmark text:name="p84"/><text:a xlink:type="simple" xlink:href="http://aperiodic.net/phil/scala/s-99/p84.scala"><text:span text:style-name="Strong_20_Emphasis">P84</text:span></text:a><text:span text:style-name="Strong_20_Emphasis"><text:span text:style-name="T2"> (**) Construct the minimal spanning tree.</text:span></text:span></text:p>
      <text:p text:style-name="P19"><draw:frame draw:style-name="fr1" draw:name="graphics13" text:anchor-type="paragraph" svg:width="1.997cm" svg:height="0.998cm" draw:z-index="12"><draw:image xlink:href="http://aperiodic.net/phil/scala/s-99/p84.gif" xlink:type="simple" xlink:show="embed" xlink:actuate="onLoad"/></draw:frame><text:span text:style-name="T2">Write a method </text:span><text:span text:style-name="Source_20_Text"><text:span text:style-name="T2">minimalSpanningTree</text:span></text:span><text:span text:style-name="T2"> to construct the minimal spanning tree of a given labeled graph. Hint: Use Prim's Algorithm. A small modification of the solution of </text:span><text:a xlink:type="simple" xlink:href="http://aperiodic.net/phil/scala/s-99/#p83">P83</text:a><text:span text:style-name="T2"> does the trick. The data of the example graph to the right can be found below.</text:span></text:p>
      <text:p text:style-name="P16">Graph:</text:p>
      <text:p text:style-name="P7">Graph.termLabel(</text:p>
      <text:p text:style-name="P8"><text:s text:c="2"/><text:span text:style-name="T1">List('a', 'b', 'c', 'd', 'e', 'f', 'g', 'h'),</text:span></text:p>
      <text:p text:style-name="P8"><text:s text:c="7"/><text:span text:style-name="T1">List(('a', 'b', 5), ('a', 'd', 3), ('b', 'c', 2), ('b', 'e', 4),</text:span></text:p>
      <text:p text:style-name="P8"><text:s text:c="12"/><text:span text:style-name="T1">('c', 'e', 6), ('d', 'e', 7), ('d', 'f', 4), ('d', 'g', 3),</text:span></text:p>
      <text:p text:style-name="P11"><text:s text:c="12"/><text:span text:style-name="T1">('e', 'h', 5), ('f', 'g', 4), ('g', 'h', 1)))</text:span></text:p>
      <text:p text:style-name="P7">scala&gt; Graph.fromStringLabel("[a-b/1, b-c/2, a-c/3]").minimalSpanningTree</text:p>
      <text:p text:style-name="P10">res0: Graph[String,Int] = [a-b/1, b-c/2]</text:p>
      <text:p text:style-name="P20"><text:bookmark text:name="p85"/><text:a xlink:type="simple" xlink:href="http://aperiodic.net/phil/scala/s-99/p85.scala"><text:span text:style-name="Strong_20_Emphasis">P85</text:span></text:a><text:span text:style-name="Strong_20_Emphasis"><text:span text:style-name="T2"> (**) Graph isomorphism.</text:span></text:span></text:p>
      <text:p text:style-name="P16">Two graphs <text:span text:style-name="T7">G</text:span><text:span text:style-name="T8">1</text:span>(<text:span text:style-name="T7">N</text:span><text:span text:style-name="T8">1</text:span>,<text:span text:style-name="T7">E</text:span><text:span text:style-name="T8">1</text:span>) and <text:span text:style-name="T7">G</text:span><text:span text:style-name="T8">2</text:span>(<text:span text:style-name="T7">N</text:span><text:span text:style-name="T8">2</text:span>,<text:span text:style-name="T7">E</text:span><text:span text:style-name="T8">2</text:span>) are isomorphic if there is a bijection f: <text:span text:style-name="T7">N</text:span><text:span text:style-name="T8">1</text:span> â†’ <text:span text:style-name="T7">N</text:span><text:span text:style-name="T8">2</text:span> such that for any nodes<text:span text:style-name="T7">X</text:span>,<text:span text:style-name="T7">Y</text:span> of <text:span text:style-name="T7">N</text:span><text:span text:style-name="T8">1</text:span>, <text:span text:style-name="T7">X</text:span> and <text:span text:style-name="T7">Y</text:span> are adjacent if and only if f(<text:span text:style-name="T7">X</text:span>) and f(<text:span text:style-name="T7">Y</text:span>) are adjacent.</text:p>
      <text:p text:style-name="P16">Write a method that determines whether two graphs are isomorphic.</text:p>
      <text:p text:style-name="P7">scala&gt; Graph.fromString("[a-b]").isIsomorphicTo(Graph.fromString("[5-7]"))</text:p>
      <text:p text:style-name="P10">res0: Boolean = true</text:p>
      <text:p text:style-name="P20"><text:bookmark text:name="p86"/><text:a xlink:type="simple" xlink:href="http://aperiodic.net/phil/scala/s-99/p86.scala"><text:span text:style-name="Strong_20_Emphasis">P86</text:span></text:a><text:span text:style-name="Strong_20_Emphasis"><text:span text:style-name="T2"> (**) Node degree and graph coloration.</text:span></text:span></text:p>
      <text:p text:style-name="P19"><text:span text:style-name="T2">a) Write a method </text:span><text:span text:style-name="Source_20_Text"><text:span text:style-name="T2">Node.degree</text:span></text:span><text:span text:style-name="T2"> that determines the degree of a given node.</text:span></text:p>
      <text:p text:style-name="P7">scala&gt; Graph.fromString("[a-b, b-c, a-c, a-d]").nodes("a").degree</text:p>
      <text:p text:style-name="P10">res0: Int = 3</text:p>
      <text:p text:style-name="P16">b) Write a method that lists all nodes of a graph sorted according to decreasing degree.</text:p>
      <text:p text:style-name="P7">scala&gt; Graph.fromString("[a-b, b-c, a-c, a-d]").nodesByDegree</text:p>
      <text:p text:style-name="P10">res1: List[Graph[String,Unit]#Node] = List(Node(a), Node(c), Node(b), Node(d))</text:p>
      <text:p text:style-name="P19"><text:span text:style-name="T2">c) Use Welsh-Powell's algorithm to paint the nodes of a graph in such a way that adjacent nodes have different colors. Make a method </text:span><text:span text:style-name="Source_20_Text"><text:span text:style-name="T2">colorNodes</text:span></text:span><text:span text:style-name="T2"> that returns a list of tuples, each of which contains a node and an integer representing its color.</text:span></text:p>
      <text:p text:style-name="P7">scala&gt; Graph.fromString("[a-b, b-c, a-c, a-d]").colorNodes</text:p>
      <text:p text:style-name="P10">res2: List[(Graph[String,Unit]#Node,Int)] = List((Node(a),1), (Node(b),2), (Node(c), 3), (Node(d), 2))</text:p>
      <text:p text:style-name="P20"><text:bookmark text:name="p87"/><text:a xlink:type="simple" xlink:href="http://aperiodic.net/phil/scala/s-99/p87.scala"><text:span text:style-name="Strong_20_Emphasis">P87</text:span></text:a><text:span text:style-name="Strong_20_Emphasis"><text:span text:style-name="T2"> (**) Depth-first order graph traversal.</text:span></text:span></text:p>
      <text:p text:style-name="P16">Write a method that generates a depth-first order graph traversal sequence. The starting point should be specified, and the output should be a list of nodes that are reachable from this starting point (in depth-first order).</text:p>
      <text:p text:style-name="P7">scala&gt; Graph.fromString("[a-b, b-c, e, a-c, a-d]").nodesByDepthFrom("d")</text:p>
      <text:p text:style-name="P10">res0: List[String] = List(c, b, a, d)</text:p>
      <text:p text:style-name="P20"><text:bookmark text:name="p88"/><text:a xlink:type="simple" xlink:href="http://aperiodic.net/phil/scala/s-99/p88.scala"><text:span text:style-name="Strong_20_Emphasis">P88</text:span></text:a><text:span text:style-name="Strong_20_Emphasis"><text:span text:style-name="T2"> (**) Connected components.</text:span></text:span></text:p>
      <text:p text:style-name="P16">Write a function that splits a graph into its connected components.</text:p>
      <text:p text:style-name="P7">scala&gt; Graph.fromString("[a-b, c]").splitGraph</text:p>
      <text:p text:style-name="P10">res0: List[Graph[String,Unit]] = List([a-b], [c])</text:p>
      <text:p text:style-name="P20"><text:bookmark text:name="p89"/><text:a xlink:type="simple" xlink:href="http://aperiodic.net/phil/scala/s-99/p89.scala"><text:span text:style-name="Strong_20_Emphasis">P89</text:span></text:a><text:span text:style-name="Strong_20_Emphasis"><text:span text:style-name="T2"> (**) Bipartite graphs.</text:span></text:span></text:p>
      <text:p text:style-name="P16">Write a function that determines whether a given graph is bipartite.</text:p>
      <text:p text:style-name="P7">scala&gt; Digraph.fromString("[a&gt;b, c&gt;a, d&gt;b]").isBipartite</text:p>
      <text:p text:style-name="P7">res0: Boolean = true</text:p>
      <text:p text:style-name="P9"/>
      <text:p text:style-name="P7">scala&gt; Graph.fromString("[a-b, b-c, c-a]").isBipartite</text:p>
      <text:p text:style-name="P7">res1: Boolean = false</text:p>
      <text:p text:style-name="P9"/>
      <text:p text:style-name="P7">scala&gt; Graph.fromString("[a-b, b-c, d]").isBipartite</text:p>
      <text:p text:style-name="P7">res2: Boolean = true</text:p>
      <text:p text:style-name="P9"/>
      <text:p text:style-name="P7">scala&gt; Graph.fromString("[a-b, b-c, d, e-f, f-g, g-e, h]").isBipartite</text:p>
      <text:p text:style-name="P10">res3: Boolean = false</text:p>
      <text:p text:style-name="P3"><text:span text:style-name="T2">The complete source file for this section is </text:span><text:a xlink:type="simple" xlink:href="http://aperiodic.net/phil/scala/s-99/graph.scala">graph.scala</text:a><text:span text:style-name="T2">.</text:span></text:p>
      <text:h text:style-name="P22" text:outline-level="2"><text:bookmark text:name="misc"/>Miscellaneous Problems</text:h>
      <text:p text:style-name="P20"><text:bookmark text:name="p90"/><text:a xlink:type="simple" xlink:href="http://aperiodic.net/phil/scala/s-99/p90.scala"><text:span text:style-name="Strong_20_Emphasis">P90</text:span></text:a><text:span text:style-name="Strong_20_Emphasis"><text:span text:style-name="T2"> (**) Eight queens problem</text:span></text:span></text:p>
      <text:p text:style-name="P16">This is a classical problem in computer science. The objective is to place eight queens on a chessboard so that no two queens are attacking each other; i.e., no two queens are in the same row, the same column, or on the same diagonal.</text:p>
      <text:p text:style-name="P19"><text:span text:style-name="T2">Hint: Represent the positions of the queens as a list of numbers 1..</text:span><text:span text:style-name="T3">N</text:span><text:span text:style-name="T2">. Example: </text:span><text:span text:style-name="Source_20_Text"><text:span text:style-name="T2">List(4, 2, 7, 3, 6, 8, 5, 1)</text:span></text:span><text:span text:style-name="T2">means that the queen in the first column is in row 4, the queen in the second column is in row 2, etc. Use the generate-and-test paradigm.</text:span></text:p>
      <text:p text:style-name="P20"><text:bookmark text:name="p91"/><text:a xlink:type="simple" xlink:href="http://aperiodic.net/phil/scala/s-99/p91.scala"><text:span text:style-name="Strong_20_Emphasis">P91</text:span></text:a><text:span text:style-name="Strong_20_Emphasis"><text:span text:style-name="T2"> (**) Knight's tour.</text:span></text:span></text:p>
      <text:p text:style-name="P16">Another famous problem is this one: How can a knight jump on an <text:span text:style-name="T7">N</text:span>Ã—<text:span text:style-name="T7">N</text:span> chessboard in such a way that it visits every square exactly once?</text:p>
      <text:p text:style-name="P16">Hints: Represent the squares by pairs of their coordinates of the form (<text:span text:style-name="T7">X</text:span>, <text:span text:style-name="T7">Y</text:span>), where both <text:span text:style-name="T7">X</text:span> and <text:span text:style-name="T7">Y</text:span> are integers between 1 and <text:span text:style-name="T7">N</text:span>. (Alternately, define a Point class for the same purpose.) Write a function jumps(<text:span text:style-name="T7">N</text:span>, (<text:span text:style-name="T7">X</text:span>, <text:span text:style-name="T7">Y</text:span>)) to list the squares that a knight can jump to from (<text:span text:style-name="T7">X</text:span>, <text:span text:style-name="T7">Y</text:span>) on a <text:span text:style-name="T7">N</text:span>Ã—<text:span text:style-name="T7">N</text:span> chessboard. And finally, represent the solution of our problem as a list of knight positions (the knight's tour).</text:p>
      <text:p text:style-name="P16">It might be nice to find more than one tour, but a computer will take a long time trying to find them all at once. Can you make a lazy list that only calculates the tours as needed?</text:p>
      <text:p text:style-name="P16">Can you find only "closed tours", where the knight can jump from its final position back to its starting position?</text:p>
      <text:p text:style-name="P20"><text:bookmark text:name="p92"/><text:a xlink:type="simple" xlink:href="http://aperiodic.net/phil/scala/s-99/p92.scala"><text:span text:style-name="Strong_20_Emphasis">P92</text:span></text:a><text:span text:style-name="Strong_20_Emphasis"><text:span text:style-name="T2"> (***) Von Koch's conjecture.</text:span></text:span></text:p>
      <text:p text:style-name="P19"><text:span text:style-name="T2">Several years ago I met a mathematician who was intrigued by a problem for which he didn't know a solution. His name was Von Koch, and I don't know whether the problem has been solved since. [The "I" here refers to the author of the Prolog problems. &lt;</text:span><text:a xlink:type="simple" xlink:href="mailto:phil_g@pobox.com">PMG</text:a><text:span text:style-name="T2">&gt;]</text:span></text:p>
      <text:p text:style-name="P18"><draw:frame draw:style-name="fr2" draw:name="graphics14" text:anchor-type="as-char" svg:width="1.997cm" svg:height="0.998cm" draw:z-index="13"><draw:image xlink:href="http://aperiodic.net/phil/scala/s-99/p92a.gif" xlink:type="simple" xlink:show="embed" xlink:actuate="onLoad"/></draw:frame></text:p>
      <text:p text:style-name="P16">Anyway the puzzle goes like this: Given a tree with <text:span text:style-name="T7">N</text:span> nodes (and hence <text:span text:style-name="T7">N</text:span>-1 edges), find a way to enumerate the nodes from 1 to <text:span text:style-name="T7">N</text:span> and, accordingly, the edges from 1 to <text:span text:style-name="T7">N</text:span>-1 in such a way, that for each edge <text:span text:style-name="T7">K</text:span> the difference of its node numbers is equal to <text:span text:style-name="T7">K</text:span>. The conjecture is that this is always possible.</text:p>
      <text:p text:style-name="P16">For small trees the problem is easy to solve by hand. However, for larger trees, and 14 is already very large, it is extremely difficult to find a solution. And remember, we don't know for sure whether there is always a solution!</text:p>
      <text:p text:style-name="P16">Write a function that calculates a numbering scheme for a given tree. What is the solution for the larger tree pictured below?</text:p>
      <text:p text:style-name="P18"><draw:frame draw:style-name="fr2" draw:name="graphics15" text:anchor-type="as-char" svg:width="1.997cm" svg:height="0.998cm" draw:z-index="14"><draw:image xlink:href="http://aperiodic.net/phil/scala/s-99/p92b.gif" xlink:type="simple" xlink:show="embed" xlink:actuate="onLoad"/></draw:frame></text:p>
      <text:p text:style-name="P20"><text:bookmark text:name="p93"/><text:span text:style-name="Strong_20_Emphasis"><text:span text:style-name="T2">P93 (***) An arithmetic puzzle.</text:span></text:span></text:p>
      <text:p text:style-name="P19"><text:span text:style-name="T2">Given a list of integer numbers, find a correct way of inserting arithmetic signs (operators) such that the result is a correct equation. Example: With the list of numbers </text:span><text:span text:style-name="Source_20_Text"><text:span text:style-name="T2">List(2,3,5,7,11)</text:span></text:span><text:span text:style-name="T2"> we can form the equations 2-3+5+7 = 11 or 2 = (3*5+7)/11 (and ten others!).</text:span></text:p>
      <text:p text:style-name="P20"><text:bookmark text:name="p94"/><text:span text:style-name="Strong_20_Emphasis"><text:span text:style-name="T2">P94 (***) Generate K-regular simple graphs with N nodes.</text:span></text:span></text:p>
      <text:p text:style-name="P19"><text:span text:style-name="T2">In a K-regular graph all nodes have a degree of </text:span><text:span text:style-name="T3">K</text:span><text:span text:style-name="T2">; i.e. the number of edges incident in each node is </text:span><text:span text:style-name="T3">K</text:span><text:span text:style-name="T2">. How many (non-isomorphic!) 3-regular graphs with 6 nodes are there? See also a </text:span><text:a xlink:type="simple" xlink:href="http://aperiodic.net/phil/scala/s-99/p94.txt">table of results</text:a><text:span text:style-name="T2"> and a </text:span><text:a xlink:type="simple" xlink:href="https://prof.ti.bfh.ch/hew1/informatik3/prolog/p-99/GraphLayout/index.html">Java applet</text:a><text:span text:style-name="T2"> that can represent graphs geometrically.</text:span></text:p>
      <text:p text:style-name="P20"><text:bookmark text:name="p95"/><text:span text:style-name="Strong_20_Emphasis"><text:span text:style-name="T2">P95 (**) English number words.</text:span></text:span></text:p>
      <text:p text:style-name="P16">On financial documents, like checks, numbers must sometimes be written in full words. Example: 175 must be written as one-seven-five. Write a function fullWords(num: Int) to print (non-negative) integer numbers in full words.</text:p>
      <text:p text:style-name="P20"><text:bookmark text:name="p96"/><text:span text:style-name="Strong_20_Emphasis"><text:span text:style-name="T2">P96 (**) Syntax checker.</text:span></text:span></text:p>
      <text:p text:style-name="P16"><draw:frame draw:style-name="fr1" draw:name="graphics16" text:anchor-type="paragraph" svg:width="1.997cm" svg:height="0.998cm" draw:z-index="15"><draw:image xlink:href="http://aperiodic.net/phil/scala/s-99/p96.gif" xlink:type="simple" xlink:show="embed" xlink:actuate="onLoad"/></draw:frame>In a certain programming language (Ada) identifiers are defined by the syntax diagram (railroad chart) opposite. Transform the syntax diagram into a system of syntax diagrams which do not contain loops; i.e. which are purely recursive. Using these modified diagrams, write a function isIdentifier that can check whether or not a given string is a legal identifier.</text:p>
      <text:p text:style-name="P20"><text:bookmark text:name="p97"/><text:a xlink:type="simple" xlink:href="http://aperiodic.net/phil/scala/s-99/p97.scala"><text:span text:style-name="Strong_20_Emphasis">P97</text:span></text:a><text:span text:style-name="Strong_20_Emphasis"><text:span text:style-name="T2"> (**) Sudoku. </text:span></text:span><text:a xlink:type="simple" xlink:href="http://aperiodic.net/phil/scala/s-99/p97b.scala"><text:span text:style-name="Strong_20_Emphasis">(alternate solution)</text:span></text:a></text:p>
      <text:p text:style-name="P16">Sudoku puzzles go like this:</text:p>
      <text:p text:style-name="P8"><text:s text:c="3"/><text:span text:style-name="T1">Problem statement <text:s text:c="16"/>Solution</text:span></text:p>
      <text:p text:style-name="P9"/>
      <text:p text:style-name="P8"><text:s text:c="4"/><text:span text:style-name="T1">. <text:s/>. <text:s/>4 | 8 <text:s/>. <text:s/>. | . <text:s/>1 <text:s/>7 <text:s text:c="5"/>9 <text:s/>3 <text:s/>4 | 8 <text:s/>2 <text:s/>5 | 6 <text:s/>1 <text:s/>7 <text:s text:c="12"/></text:span></text:p>
      <text:p text:style-name="P8"><text:s text:c="12"/><text:span text:style-name="T1">| <text:s text:c="8"/>| <text:s text:c="21"/>| <text:s text:c="8"/>|</text:span></text:p>
      <text:p text:style-name="P8"><text:s text:c="4"/><text:span text:style-name="T1">6 <text:s/>7 <text:s/>. | 9 <text:s/>. <text:s/>. | . <text:s/>. <text:s/>. <text:s text:c="5"/>6 <text:s/>7 <text:s/>2 | 9 <text:s/>1 <text:s/>4 | 8 <text:s/>5 <text:s/>3</text:span></text:p>
      <text:p text:style-name="P8"><text:s text:c="12"/><text:span text:style-name="T1">| <text:s text:c="8"/>| <text:s text:c="21"/>| <text:s text:c="8"/>|</text:span></text:p>
      <text:p text:style-name="P8"><text:s text:c="4"/><text:span text:style-name="T1">5 <text:s/>. <text:s/>8 | . <text:s/>3 <text:s/>. | . <text:s/>. <text:s/>4 <text:s text:c="5"/>5 <text:s/>1 <text:s/>8 | 6 <text:s/>3 <text:s/>7 | 9 <text:s/>2 <text:s/>4</text:span></text:p>
      <text:p text:style-name="P8"><text:s text:c="4"/><text:span text:style-name="T1">--------+---------+-------- <text:s text:c="5"/>--------+---------+--------</text:span></text:p>
      <text:p text:style-name="P8"><text:s text:c="4"/><text:span text:style-name="T1">3 <text:s/>. <text:s/>. | 7 <text:s/>4 <text:s/>. | 1 <text:s/>. <text:s/>. <text:s text:c="5"/>3 <text:s/>2 <text:s/>5 | 7 <text:s/>4 <text:s/>8 | 1 <text:s/>6 <text:s/>9</text:span></text:p>
      <text:p text:style-name="P8"><text:s text:c="12"/><text:span text:style-name="T1">| <text:s text:c="8"/>| <text:s text:c="21"/>| <text:s text:c="8"/>|</text:span></text:p>
      <text:p text:style-name="P8"><text:s text:c="4"/><text:span text:style-name="T1">. <text:s/>6 <text:s/>9 | . <text:s/>. <text:s/>. | 7 <text:s/>8 <text:s/>. <text:s text:c="5"/>4 <text:s/>6 <text:s/>9 | 1 <text:s/>5 <text:s/>3 | 7 <text:s/>8 <text:s/>2</text:span></text:p>
      <text:p text:style-name="P8"><text:s text:c="12"/><text:span text:style-name="T1">| <text:s text:c="8"/>| <text:s text:c="21"/>| <text:s text:c="8"/>|</text:span></text:p>
      <text:p text:style-name="P8"><text:s text:c="4"/><text:span text:style-name="T1">. <text:s/>. <text:s/>1 | . <text:s/>6 <text:s/>9 | . <text:s/>. <text:s/>5 <text:s text:c="5"/>7 <text:s/>8 <text:s/>1 | 2 <text:s/>6 <text:s/>9 | 4 <text:s/>3 <text:s/>5</text:span></text:p>
      <text:p text:style-name="P8"><text:s text:c="4"/><text:span text:style-name="T1">--------+---------+-------- <text:s text:c="5"/>--------+---------+--------</text:span></text:p>
      <text:p text:style-name="P8"><text:s text:c="4"/><text:span text:style-name="T1">1 <text:s/>. <text:s/>. | . <text:s/>8 <text:s/>. | 3 <text:s/>. <text:s/>6 <text:s text:c="5"/>1 <text:s/>9 <text:s/>7 | 5 <text:s/>8 <text:s/>2 | 3 <text:s/>4 <text:s/>6</text:span></text:p>
      <text:p text:style-name="P8"><text:s text:c="12"/><text:span text:style-name="T1">| <text:s text:c="8"/>| <text:s text:c="21"/>| <text:s text:c="8"/>|</text:span></text:p>
      <text:p text:style-name="P8"><text:s text:c="4"/><text:span text:style-name="T1">. <text:s/>. <text:s/>. | . <text:s/>. <text:s/>6 | . <text:s/>9 <text:s/>1 <text:s text:c="5"/>8 <text:s/>5 <text:s/>3 | 4 <text:s/>7 <text:s/>6 | 2 <text:s/>9 <text:s/>1</text:span></text:p>
      <text:p text:style-name="P8"><text:s text:c="12"/><text:span text:style-name="T1">| <text:s text:c="8"/>| <text:s text:c="21"/>| <text:s text:c="8"/>|</text:span></text:p>
      <text:p text:style-name="P11"><text:s text:c="4"/><text:span text:style-name="T1">2 <text:s/>4 <text:s/>. | . <text:s/>. <text:s/>1 | 5 <text:s/>. <text:s/>. <text:s text:c="5"/>2 <text:s/>4 <text:s/>6 | 3 <text:s/>9 <text:s/>1 | 5 <text:s/>7 <text:s/>8</text:span></text:p>
      <text:p text:style-name="P16">Every spot in the puzzle belongs to a (horizontal) row and a (vertical) column, as well as to one single 3Ã—3 square (which we call "square" for short). At the beginning, some of the spots carry a single-digit number between 1 and 9. The problem is to fill the missing spots with digits in such a way that every number between 1 and 9 appears exactly once in each row, in each column, and in each square.</text:p>
      <text:p text:style-name="P20"><text:bookmark text:name="p98"/><text:span text:style-name="Strong_20_Emphasis"><text:span text:style-name="T2">P98 (***) Nonograms.</text:span></text:span></text:p>
      <text:p text:style-name="P16">Around 1994, a certain kind of puzzles was very popular in England. The "Sunday Telegraph" newspaper wrote: "Nonograms are puzzles from Japan and are currently published each week only in The Sunday Telegraph. Simply use your logic and skill to complete the grid and reveal a picture or diagram." As a programmer, you are in a better situation: you can have your computer do the work! Just write a little program ;-).</text:p>
      <text:p text:style-name="P16">The puzzle goes like this: Essentially, each row and column of a rectangular bitmap is annotated with the respective lengths of its distinct strings of occupied cells. The person who solves the puzzle must complete the bitmap given only these lengths.</text:p>
      <text:p text:style-name="P8"><text:s text:c="10"/><text:span text:style-name="T1">Problem statement: <text:s text:c="9"/>Solution:</text:span></text:p>
      <text:p text:style-name="P9"/>
      <text:p text:style-name="P8"><text:s text:c="10"/><text:span text:style-name="T1">|_|_|_|_|_|_|_|_| 3 <text:s text:c="8"/>|_|X|X|X|_|_|_|_| 3 <text:s text:c="10"/></text:span></text:p>
      <text:p text:style-name="P8"><text:s text:c="10"/><text:span text:style-name="T1">|_|_|_|_|_|_|_|_| 2 1 <text:s text:c="6"/>|X|X|_|X|_|_|_|_| 2 1 <text:s text:c="8"/></text:span></text:p>
      <text:p text:style-name="P8"><text:s text:c="10"/><text:span text:style-name="T1">|_|_|_|_|_|_|_|_| 3 2 <text:s text:c="6"/>|_|X|X|X|_|_|X|X| 3 2 <text:s text:c="8"/></text:span></text:p>
      <text:p text:style-name="P8"><text:s text:c="10"/><text:span text:style-name="T1">|_|_|_|_|_|_|_|_| 2 2 <text:s text:c="6"/>|_|_|X|X|_|_|X|X| 2 2 <text:s text:c="8"/></text:span></text:p>
      <text:p text:style-name="P8"><text:s text:c="10"/><text:span text:style-name="T1">|_|_|_|_|_|_|_|_| 6 <text:s text:c="8"/>|_|_|X|X|X|X|X|X| 6 <text:s text:c="10"/></text:span></text:p>
      <text:p text:style-name="P8"><text:s text:c="10"/><text:span text:style-name="T1">|_|_|_|_|_|_|_|_| 1 5 <text:s text:c="6"/>|X|_|X|X|X|X|X|_| 1 5 <text:s text:c="8"/></text:span></text:p>
      <text:p text:style-name="P8"><text:s text:c="10"/><text:span text:style-name="T1">|_|_|_|_|_|_|_|_| 6 <text:s text:c="8"/>|X|X|X|X|X|X|_|_| 6 <text:s text:c="10"/></text:span></text:p>
      <text:p text:style-name="P8"><text:s text:c="10"/><text:span text:style-name="T1">|_|_|_|_|_|_|_|_| 1 <text:s text:c="8"/>|_|_|_|_|X|_|_|_| 1 <text:s text:c="10"/></text:span></text:p>
      <text:p text:style-name="P8"><text:s text:c="10"/><text:span text:style-name="T1">|_|_|_|_|_|_|_|_| 2 <text:s text:c="8"/>|_|_|_|X|X|_|_|_| 2 <text:s text:c="10"/></text:span></text:p>
      <text:p text:style-name="P8"><text:s text:c="11"/><text:span text:style-name="T1">1 3 1 7 5 3 4 3 <text:s text:c="12"/>1 3 1 7 5 3 4 3 <text:s text:c="13"/></text:span></text:p>
      <text:p text:style-name="P11"><text:s text:c="11"/><text:span text:style-name="T1">2 1 5 1 <text:s text:c="20"/>2 1 5 1 <text:s text:c="21"/></text:span></text:p>
      <text:p text:style-name="P19"><text:span text:style-name="T2">For the example above, the problem can be stated as the two lists </text:span><text:span text:style-name="Source_20_Text"><text:span text:style-name="T2">[[3],[2,1],[3,2],[2,2],[6],[1,5],[6],[1],[2]]</text:span></text:span><text:span text:style-name="T2"> and </text:span><text:span text:style-name="Source_20_Text"><text:span text:style-name="T2">[[1,2],[3,1],[1,5],[7,1],[5],[3],[4],[3]]</text:span></text:span><text:span text:style-name="T2"> which give the "solid" lengths of the rows and columns, top-to-bottom and left-to-right, respectively. Published puzzles are larger than this example, e.g. 25Ã—20, and apparently always have unique solutions.</text:span></text:p>
      <text:p text:style-name="P20"><text:bookmark text:name="p99"/><text:span text:style-name="Strong_20_Emphasis"><text:span text:style-name="T2">P99 (***) Crossword puzzle.</text:span></text:span></text:p>
      <text:p text:style-name="P16">Given an empty (or almost empty) framework of a crossword puzzle and a set of words. The problem is to place the words into the framework.</text:p>
      <text:p text:style-name="P19"><draw:frame draw:style-name="fr1" draw:name="graphics17" text:anchor-type="paragraph" svg:width="7.17cm" svg:height="4.789cm" draw:z-index="16"><draw:image xlink:href="http://aperiodic.net/phil/scala/s-99/p99.gif" xlink:type="simple" xlink:show="embed" xlink:actuate="onLoad"/></draw:frame><text:span text:style-name="T2">The particular crossword puzzle is specified in a text file which first lists the words (one word per line) in an arbitrary order. Then, after an empty line, the crossword framework is defined. In this framework specification, an empty character location is represented by a dot (.). In order to make the solution easier, character locations can also contain predefined character values. The puzzle opposite is defined in the file</text:span><text:a xlink:type="simple" xlink:href="http://aperiodic.net/phil/scala/s-99/p99a.dat">p99a.dat</text:a><text:span text:style-name="T2">, other examples are </text:span><text:a xlink:type="simple" xlink:href="http://aperiodic.net/phil/scala/s-99/p99b.dat">p99b.dat</text:a><text:span text:style-name="T2"> and </text:span><text:a xlink:type="simple" xlink:href="http://aperiodic.net/phil/scala/s-99/p99d.dat">p99d.dat</text:a><text:span text:style-name="T2">. There is also an example of a puzzle (</text:span><text:a xlink:type="simple" xlink:href="http://aperiodic.net/phil/scala/s-99/p99c.dat">p99c.dat</text:a><text:span text:style-name="T2">) which does not have a solution.</text:span></text:p>
      <text:p text:style-name="P16">Words are strings of at least two characters. A horizontal or vertical sequence of character places in the crossword puzzle framework is called a site. Our problem is to find a compatible way of placing words onto sites.</text:p>
      <text:p text:style-name="P16">Hints: (1) The problem is not easy. You will need some time to thoroughly understand it. So, don't give up too early! And remember that the objective is a clean solution, not just a quick-and-dirty hack!</text:p>
      <text:p text:style-name="P19"><text:span text:style-name="T2">(2) For efficiency reasons it is important, at least for larger puzzles, to sort the words and the sites in a particular order. For this part of the problem, the solution of </text:span><text:a xlink:type="simple" xlink:href="http://aperiodic.net/phil/scala/s-99/#p28">P28</text:a><text:span text:style-name="T2"> may be very helpful.</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17" meta:object-count="0" meta:page-count="1" meta:paragraph-count="660" meta:word-count="8840" meta:character-count="53368"/>
    <dc:date>2011-05-07T14:32:55</dc:date>
    <dc:creator>Rovin Bhandari</dc:creator>
    <meta:generator>OpenOffice.org/3.2$Linux OpenOffice.org_project/320m19$Build-9505</meta:generator>
  </office:meta>
</office:document-meta>
</file>